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en" fo:country="US" officeooo:rsid="0017ffb6" officeooo:paragraph-rsid="0017ffb6"/>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end" style:justify-single-word="false" fo:text-indent="0.1965in" style:auto-text-indent="false"/>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text-properties fo:language="ru" fo:country="RU"/>
    </style:style>
    <style:style style:name="P104" style:family="paragraph" style:parent-style-name="Text_20_body">
      <loext:graphic-properties draw:fill="solid" draw:fill-color="#eeeeee" draw:opacity="100%"/>
      <style:paragraph-properties fo:background-color="#eeeeee"/>
      <style:text-properties fo:language="ru" fo:country="RU"/>
    </style:style>
    <style:style style:name="P10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6" style:family="paragraph" style:parent-style-name="Text_20_body">
      <style:text-properties fo:language="en" fo:country="US"/>
    </style:style>
    <style:style style:name="P107" style:family="paragraph" style:parent-style-name="Text_20_body">
      <loext:graphic-properties draw:fill="solid" draw:fill-color="#eeeeee" draw:opacity="100%"/>
      <style:paragraph-properties fo:background-color="#eeeeee"/>
    </style:style>
    <style:style style:name="P108" style:family="paragraph" style:parent-style-name="First_20_line_20_indent">
      <loext:graphic-properties draw:fill="solid" draw:fill-color="#eeeeee" draw:opacity="100%"/>
      <style:paragraph-properties fo:background-color="#eeeeee"/>
      <style:text-properties fo:language="ru" fo:country="RU"/>
    </style:style>
    <style:style style:name="P10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0" style:family="paragraph" style:parent-style-name="Text_20_body">
      <style:paragraph-properties fo:margin-left="0in" fo:margin-right="0in" fo:text-align="justify" style:justify-single-word="false" fo:text-indent="0in" style:auto-text-indent="false"/>
    </style:style>
    <style:style style:name="P111" style:family="paragraph" style:parent-style-name="Text_20_body">
      <style:paragraph-properties fo:margin-left="0in" fo:margin-right="0in" fo:text-align="justify" style:justify-single-word="false" fo:text-indent="0in" style:auto-text-indent="false"/>
      <style:text-properties fo:color="#800000"/>
    </style:style>
    <style:style style:name="P11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3" style:family="paragraph" style:parent-style-name="Text_20_body">
      <style:paragraph-properties fo:margin-left="0in" fo:margin-right="0in" fo:text-align="center"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4" style:family="paragraph" style:parent-style-name="Footnote">
      <style:paragraph-properties fo:margin-left="0in" fo:margin-right="0in" fo:text-indent="0in" style:auto-text-indent="false"/>
      <style:text-properties fo:language="en" fo:country="US"/>
    </style:style>
    <style:style style:name="P125" style:family="paragraph" style:parent-style-name="Footnote">
      <style:text-properties fo:language="en" fo:country="US"/>
    </style:style>
    <style:style style:name="P126" style:family="paragraph" style:parent-style-name="Footnote">
      <style:text-properties fo:language="ru" fo:country="RU"/>
    </style:style>
    <style:style style:name="P127" style:family="paragraph" style:parent-style-name="Footnote">
      <style:text-properties style:use-window-font-color="true"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6" style:family="paragraph" style:parent-style-name="Standard">
      <style:text-properties fo:font-style="italic" style:font-style-asian="italic" style:font-style-complex="italic"/>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1">
      <style:paragraph-properties fo:text-align="justify" style:justify-single-word="false"/>
      <style:text-properties fo:language="ru" fo:country="RU"/>
    </style:style>
    <style:style style:name="P139" style:family="paragraph" style:parent-style-name="Text_20_body" style:list-style-name="L2">
      <style:paragraph-properties fo:text-align="justify" style:justify-single-word="false"/>
      <style:text-properties fo:language="ru" fo:country="RU"/>
    </style:style>
    <style:style style:name="P1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0aed1"/>
    </style:style>
    <style:style style:name="P145" style:family="paragraph" style:parent-style-name="Text_20_body">
      <style:paragraph-properties fo:margin-left="0in" fo:margin-right="0in" fo:text-align="justify" style:justify-single-word="false" fo:text-indent="0.1965in" style:auto-text-indent="false"/>
      <style:text-properties officeooo:paragraph-rsid="002a3381"/>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263724" fo:background-color="transparent" style:font-style-asian="normal" style:font-weight-asian="normal" style:font-style-complex="normal" style:font-weight-complex="normal"/>
    </style:style>
    <style:style style:name="P14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3104ff" officeooo:paragraph-rsid="003104ff" fo:background-color="transparent" style:font-style-asian="normal" style:font-weight-asian="normal" style:font-style-complex="normal" style:font-weight-complex="normal"/>
    </style:style>
    <style:style style:name="P14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Heading_20_1">
      <loext:graphic-properties draw:fill="solid" draw:fill-color="#eeeeee" draw:opacity="100%"/>
      <style:paragraph-properties fo:background-color="#eeeee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loext:graphic-properties draw:fill="solid" draw:fill-color="#eeeeee" draw:opacity="100%"/>
      <style:paragraph-properties fo:background-color="#eeeeee"/>
      <style:text-properties fo:language="ru" fo:country="RU"/>
    </style:style>
    <style:style style:name="P158" style:family="paragraph" style:parent-style-name="Heading_20_2">
      <loext:graphic-properties draw:fill="solid" draw:fill-color="#eeeeee" draw:opacity="100%"/>
      <style:paragraph-properties fo:background-color="#eeeeee"/>
    </style:style>
    <style:style style:name="P15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2072e"/>
    </style:style>
    <style:style style:name="T10" style:family="text">
      <style:text-properties fo:language="ru" fo:country="RU" officeooo:rsid="0012aae1"/>
    </style:style>
    <style:style style:name="T11" style:family="text">
      <style:text-properties fo:language="ru" fo:country="RU" officeooo:rsid="0015d910"/>
    </style:style>
    <style:style style:name="T12" style:family="text">
      <style:text-properties fo:language="ru" fo:country="RU" officeooo:rsid="0017087e"/>
    </style:style>
    <style:style style:name="T13" style:family="text">
      <style:text-properties fo:language="ru" fo:country="RU" officeooo:rsid="00194833"/>
    </style:style>
    <style:style style:name="T14" style:family="text">
      <style:text-properties fo:language="ru" fo:country="RU" officeooo:rsid="001bc16f"/>
    </style:style>
    <style:style style:name="T15" style:family="text">
      <style:text-properties fo:language="ru" fo:country="RU" officeooo:rsid="0020aed1"/>
    </style:style>
    <style:style style:name="T16" style:family="text">
      <style:text-properties fo:language="ru" fo:country="RU" officeooo:rsid="00220cd9"/>
    </style:style>
    <style:style style:name="T17" style:family="text">
      <style:text-properties fo:language="ru" fo:country="RU" officeooo:rsid="002a3381"/>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fo:background-color="transparent" loext:char-shading-value="0" style:font-style-asian="italic" style:font-style-complex="italic"/>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color="#ff3333"/>
    </style:style>
    <style:style style:name="T25" style:family="text">
      <style:text-properties fo:color="#ff3333" fo:language="ru" fo:country="RU"/>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color="#6666ff" fo:language="ru" fo:country="RU"/>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fo:background-color="transparent" loext:char-shading-value="0" style:font-style-asian="normal" style:font-style-complex="normal"/>
    </style:style>
    <style:style style:name="T32" style:family="text">
      <style:text-properties fo:color="#800000" fo:language="ru" fo:country="RU" fo:font-style="normal" style:font-style-asian="normal" style:font-style-complex="normal"/>
    </style:style>
    <style:style style:name="T33" style:family="text">
      <style:text-properties fo:color="#800000" fo:language="ru" fo:country="RU" fo:background-color="transparent" loext:char-shading-value="0"/>
    </style:style>
    <style:style style:name="T34" style:family="text">
      <style:text-properties fo:color="#800000" fo:language="ru" fo:country="RU" officeooo:rsid="001c055e"/>
    </style:style>
    <style:style style:name="T35" style:family="text">
      <style:text-properties fo:color="#800000" fo:language="ru" fo:country="RU" officeooo:rsid="0022b401"/>
    </style:style>
    <style:style style:name="T36" style:family="text">
      <style:text-properties fo:color="#800000" fo:language="en" fo:country="US"/>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officeooo:rsid="0024393c" style:font-weight-asian="bold" style:font-weight-complex="bold"/>
    </style:style>
    <style:style style:name="T41" style:family="text">
      <style:text-properties fo:font-weight="bold" officeooo:rsid="00248870" style:font-weight-asian="bold" style:font-weight-complex="bold"/>
    </style:style>
    <style:style style:name="T42" style:family="text">
      <style:text-properties fo:font-weight="bold" officeooo:rsid="00263724" style:font-weight-asian="bold" style:font-weight-complex="bold"/>
    </style:style>
    <style:style style:name="T43" style:family="text">
      <style:text-properties fo:font-weight="bold" officeooo:rsid="00279383" style:font-weight-asian="bold" style:font-weight-complex="bold"/>
    </style:style>
    <style:style style:name="T44" style:family="text">
      <style:text-properties fo:font-weight="bold" officeooo:rsid="0028eda4" style:font-weight-asian="bold" style:font-weight-complex="bold"/>
    </style:style>
    <style:style style:name="T45" style:family="text">
      <style:text-properties fo:font-weight="bold" officeooo:rsid="002c2f93" style:font-weight-asian="bold" style:font-weight-complex="bold"/>
    </style:style>
    <style:style style:name="T46" style:family="text">
      <style:text-properties fo:font-weight="bold" officeooo:rsid="002d1bc3" style:font-weight-asian="bold" style:font-weight-complex="bold"/>
    </style:style>
    <style:style style:name="T47" style:family="text">
      <style:text-properties style:use-window-font-color="true"/>
    </style:style>
    <style:style style:name="T48" style:family="text">
      <style:text-properties style:use-window-font-color="true" fo:language="ru" fo:country="RU"/>
    </style:style>
    <style:style style:name="T49" style:family="text">
      <style:text-properties style:use-window-font-color="true" fo:language="ru" fo:country="RU" fo:font-style="normal" style:font-style-asian="normal" style:font-style-complex="normal"/>
    </style:style>
    <style:style style:name="T50" style:family="text">
      <style:text-properties style:use-window-font-color="true" fo:language="ru" fo:country="RU" fo:font-style="normal" fo:font-weight="normal" style:font-style-asian="normal" style:font-weight-asian="normal" style:font-style-complex="normal" style:font-weight-complex="normal"/>
    </style:style>
    <style:style style:name="T5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ru" fo:country="RU" fo:font-style="italic" style:font-style-asian="italic" style:font-style-complex="italic"/>
    </style:style>
    <style:style style:name="T53" style:family="text">
      <style:text-properties style:use-window-font-color="true" fo:language="ru" fo:country="RU" fo:font-style="italic" fo:font-weight="normal" style:font-style-asian="italic" style:font-weight-asian="normal" style:font-style-complex="italic" style:font-weight-complex="normal"/>
    </style:style>
    <style:style style:name="T54" style:family="text">
      <style:text-properties style:use-window-font-color="true" fo:language="ru" fo:country="RU" fo:font-weight="normal" style:font-weight-asian="normal" style:font-weight-complex="normal"/>
    </style:style>
    <style:style style:name="T55" style:family="text">
      <style:text-properties style:use-window-font-color="true" fo:language="ru" fo:country="RU" fo:background-color="transparent" loext:char-shading-value="0"/>
    </style:style>
    <style:style style:name="T56" style:family="text">
      <style:text-properties style:use-window-font-color="true" fo:language="en" fo:country="US"/>
    </style:style>
    <style:style style:name="T57" style:family="text">
      <style:text-properties style:use-window-font-color="true" fo:language="en" fo:country="US" fo:font-style="normal" style:font-style-asian="normal" style:font-style-complex="normal"/>
    </style:style>
    <style:style style:name="T58" style:family="text">
      <style:text-properties style:use-window-font-color="true" fo:language="en" fo:country="US" fo:font-style="normal" fo:background-color="transparent" loext:char-shading-value="0" style:font-style-asian="normal" style:font-style-complex="normal"/>
    </style:style>
    <style:style style:name="T59" style:family="text">
      <style:text-properties style:use-window-font-color="true" fo:language="en" fo:country="US" fo:font-style="normal" fo:font-weight="normal" style:font-style-asian="normal" style:font-weight-asian="normal" style:font-style-complex="normal" style:font-weight-complex="normal"/>
    </style:style>
    <style:style style:name="T6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1" style:family="text">
      <style:text-properties style:use-window-font-color="true" fo:language="en" fo:country="US" fo:font-weight="normal" style:font-weight-asian="normal" style:font-weight-complex="normal"/>
    </style:style>
    <style:style style:name="T62" style:family="text">
      <style:text-properties style:use-window-font-color="true" fo:font-style="normal" style:font-style-asian="normal" style:font-style-complex="normal"/>
    </style:style>
    <style:style style:name="T63" style:family="text">
      <style:text-properties style:use-window-font-color="true" fo:font-style="normal" fo:background-color="transparent" loext:char-shading-value="0" style:font-style-asian="normal" style:font-style-complex="normal"/>
    </style:style>
    <style:style style:name="T64" style:family="text">
      <style:text-properties style:use-window-font-color="true" fo:font-style="normal" fo:font-weight="normal" style:font-style-asian="normal" style:font-weight-asian="normal" style:font-style-complex="normal" style:font-weight-complex="normal"/>
    </style:style>
    <style:style style:name="T65" style:family="text">
      <style:text-properties style:use-window-font-color="true" fo:font-style="italic" fo:font-weight="normal" style:font-style-asian="italic" style:font-weight-asian="normal" style:font-style-complex="italic" style:font-weight-complex="normal"/>
    </style:style>
    <style:style style:name="T66" style:family="text">
      <style:text-properties style:use-window-font-color="true" fo:background-color="transparent" loext:char-shading-value="0"/>
    </style:style>
    <style:style style:name="T67" style:family="text">
      <style:text-properties fo:background-color="transparent" loext:char-shading-value="0"/>
    </style:style>
    <style:style style:name="T68" style:family="text">
      <style:text-properties style:text-position="super 58%"/>
    </style:style>
    <style:style style:name="T69" style:family="text">
      <style:text-properties fo:color="#c5000b"/>
    </style:style>
    <style:style style:name="T70" style:family="text">
      <style:text-properties fo:language="fr" fo:country="FR"/>
    </style:style>
    <style:style style:name="T71" style:family="text">
      <style:text-properties fo:color="#0000ff"/>
    </style:style>
    <style:style style:name="T72" style:family="text">
      <style:text-properties fo:color="#3333ff"/>
    </style:style>
    <style:style style:name="T73" style:family="text">
      <style:text-properties fo:color="#3333ff" fo:language="en" fo:country="US"/>
    </style:style>
    <style:style style:name="T74" style:family="text">
      <style:text-properties fo:font-style="normal" style:font-style-asian="normal" style:font-style-complex="normal"/>
    </style:style>
    <style:style style:name="T75" style:family="text">
      <style:text-properties fo:color="#0066ff"/>
    </style:style>
    <style:style style:name="T76" style:family="text">
      <style:text-properties fo:color="#0066ff" fo:language="en" fo:country="US" fo:font-style="normal" fo:background-color="transparent" loext:char-shading-value="0" style:font-style-asian="normal" style:font-style-complex="normal"/>
    </style:style>
    <style:style style:name="T77" style:family="text">
      <style:text-properties fo:background-color="#ffff00" loext:char-shading-value="0"/>
    </style:style>
    <style:style style:name="T78" style:family="text">
      <style:text-properties fo:color="#00ccff"/>
    </style:style>
    <style:style style:name="T79" style:family="text">
      <style:text-properties fo:font-weight="normal" style:font-weight-asian="normal" style:font-weight-complex="normal"/>
    </style:style>
    <style:style style:name="T80" style:family="text">
      <style:text-properties fo:color="#0066cc"/>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color="#ff0000"/>
    </style:style>
    <style:style style:name="T86" style:family="text">
      <style:text-properties officeooo:rsid="000f1f83"/>
    </style:style>
    <style:style style:name="T87" style:family="text">
      <style:text-properties officeooo:rsid="0012072e"/>
    </style:style>
    <style:style style:name="T88" style:family="text">
      <style:text-properties officeooo:rsid="0012aae1"/>
    </style:style>
    <style:style style:name="T89" style:family="text">
      <style:text-properties officeooo:rsid="001c055e"/>
    </style:style>
    <style:style style:name="T90" style:family="text">
      <style:text-properties officeooo:rsid="0024393c"/>
    </style:style>
    <style:style style:name="T91" style:family="text">
      <style:text-properties officeooo:rsid="00263724"/>
    </style:style>
    <style:style style:name="T92" style:family="text">
      <style:text-properties officeooo:rsid="002d1b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3">Обмен ( <text:a xlink:type="simple" xlink:href="https://darkpony.ru/obmen/" text:style-name="Internet_20_link" text:visited-style-name="Visited_20_Internet_20_Link">https://darkpony.ru/obmen/</text:a> )</text:p>
      <text:p text:style-name="P106">Fallout Equestria</text:p>
      <text:p text:style-name="P10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85999612184025060" text:style-name="L1">
        <text:list-item>
          <text:p text:style-name="P137">добавить детектив <text:span text:style-name="T1">(реализовано)</text:span>+ магические уроки/трактаты Старсвирла (реализовано)</text:p>
        </text:list-item>
        <text:list-item>
          <text:p text:style-name="P138">Терра несколько раз пытается убить Макса (один раз — в аквапарке). Несколько раз Макса спасает Селестия (даёт приказы Нексусу)</text:p>
        </text:list-item>
        <text:list-item>
          <text:p text:style-name="P138">Книги:</text:p>
        </text:list-item>
      </text:list>
      <text:list xml:id="list8347953140085802427" text:style-name="L2">
        <text:list-item>
          <text:p text:style-name="P139">«Великие грифоны прошлого» - из канона (5<text:span text:style-name="T18">s8e)</text:span></text:p>
        </text:list-item>
        <text:list-item>
          <text:p text:style-name="P139">«Высшие заклинания в повседневном использовании: от песчинки до дворца»</text:p>
        </text:list-item>
        <text:list-item>
          <text:p text:style-name="P140">«Малоизвестные аспекты магии трансформаций»</text:p>
        </text:list-item>
        <text:list-item>
          <text:p text:style-name="P1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9">Дасти Вейфарер «Зебрианская культура, быт и фольклор»</text:p>
        </text:list-item>
        <text:list-item>
          <text:p text:style-name="P139">«Краткая история Эквестрии»</text:p>
        </text:list-item>
        <text:list-item>
          <text:p text:style-name="P139">«Шедевры архитектуры Эквестрии» с разделом о Кантерлотском Королевском Дворце</text:p>
        </text:list-item>
        <text:list-item>
          <text:p text:style-name="P139">«Великие дела и великие чары». Страница 893: …</text:p>
        </text:list-item>
        <text:list-item>
          <text:p text:style-name="P139">«Природа Проклятий» - обмен</text:p>
        </text:list-item>
        <text:list-item>
          <text:p text:style-name="P139">«<text:span text:style-name="T67">Магия для Чайников</text:span>» - обмен</text:p>
        </text:list-item>
        <text:list-item>
          <text:p text:style-name="P139">«Энциклопедия Арканум» - обмен</text:p>
        </text:list-item>
        <text:list-item>
          <text:p text:style-name="P139">«О Гейсах» - обмен</text:p>
        </text:list-item>
        <text:list-item>
          <text:p text:style-name="P139">«<text:span text:style-name="T77">Тайны Тайных Наук</text:span>» - обмен</text:p>
        </text:list-item>
        <text:list-item>
          <text:p text:style-name="P140"><text:soft-page-break/>«Основы Заклятий» - обмен</text:p>
        </text:list-item>
        <text:list-item>
          <text:p text:style-name="P139">«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1333571091282452237"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Кроме Дискорда, старше сестёр ещё старейшина драконов</text:p>
        </text:list-item>
        <text:list-item>
          <text:p text:style-name="P141"><text:soft-page-break/>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1">Искусственный интеллект. Создан Владом и Максом. Разработан для управления корпорациями.</text:p>
      <text:h text:style-name="Heading_20_3" text:outline-level="3">Норф</text:h>
      <text:p text:style-name="P10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8">(2500 ?)</text:span>. Страдает о скуки.</text:p>
      <text:h text:style-name="Heading_20_3" text:outline-level="3">Луна</text:h>
      <text:p text:style-name="P10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0">Единорог. Холост, молод, мечтателен. Живёт в Кантерлоте. В свободное время рисует облака.</text:p>
      <text:h text:style-name="Heading_20_3" text:outline-level="3">Алекс</text:h>
      <text:p text:style-name="P110">Менеджер проектов, над одним из которых (Нексус) работает Макс.</text:p>
      <text:h text:style-name="Heading_20_3" text:outline-level="3"><text:soft-page-break/>Ростик</text:h>
      <text:p text:style-name="P110">Лидер команды тестировщиков</text:p>
      <text:h text:style-name="Heading_20_3" text:outline-level="3">Стас</text:h>
      <text:p text:style-name="P110">Программист-новичок в команде Макса.</text:p>
      <text:h text:style-name="Heading_20_3" text:outline-level="3">Рома</text:h>
      <text:p text:style-name="P110">Программист в команде UI-программистов</text:p>
      <text:h text:style-name="Heading_20_3" text:outline-level="3">Анджела</text:h>
      <text:p text:style-name="P110">Сисадмин. Флиртует с Максом.</text:p>
      <text:p text:style-name="P110"/>
      <text:h text:style-name="Heading_20_2" text:outline-level="2">Положения</text:h>
      <text:p text:style-name="P11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55" text:outline-level="2">1. Терра</text:h>
      <text:p text:style-name="P29">музыка - кондовая электронная, холодная и отчаянная (Electronics “Disappointed”)</text:p>
      <text:p text:style-name="P112">&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text:soft-page-break/>Алекс тараторил без умолку, <text:span text:style-name="T29">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8"><text:note text:id="ftn1" text:note-class="footnote"><text:note-citation>1</text:note-citation><text:note-body><text:p text:style-name="P12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5">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18">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8">RnD-</text:span><text:span text:style-name="T1">зоны</text:span><text:span text:style-name="T1"><text:note text:id="ftn3" text:note-class="footnote"><text:note-citation>3</text:note-citation><text:note-body><text:p text:style-name="P12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8">UI</text:span>-программистов.</text:p>
      <text:p text:style-name="P21">&lt;<text:span text:style-name="T30">Добавить сцену со Стасом</text:span>&gt;</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3"><text:span text:style-name="T18">&gt;\</text:span>Привет, Н<text:span text:style-name="T1">эш.</text:span> Это Макс.</text:p>
      <text:p text:style-name="P73"><text:span text:style-name="T18">&lt;\</text:span>Привет Макс. <text:span text:style-name="T1">Рад тебя видеть. Где ты отсутствовал три дня?</text:span></text:p>
      <text:p text:style-name="P73"><text:span text:style-name="T18">&gt;\</text:span><text:span text:style-name="T1">Неважно.</text:span><text:span text:style-name="T18"> </text:span>Выдай <text:span text:style-name="T1">общую </text:span>диагностику <text:span text:style-name="T1">на экран</text:span> в сжатом формате.</text:p>
      <text:p text:style-name="P27"/>
      <text:p text:style-name="P45">Так, что тут у нас? По логам видно, что <text:s/>три последних запроса вызвали сбои в работе кластера и заставили перегрузиться один из хостов.</text:p>
      <text:p text:style-name="P45"><text:soft-page-break/>Введём-ка парочку <text:span text:style-name="T1">простейших</text:span> вопросов <text:span text:style-name="T1">для разминки</text:span>.</text:p>
      <text:p text:style-name="P45"/>
      <text:p text:style-name="P73"><text:span text:style-name="T18">&gt;\</text:span>Как называется наш проект?</text:p>
      <text:p text:style-name="P73"><text:span text:style-name="T18">&lt;\</text:span>Дайсон.</text:p>
      <text:p text:style-name="P73"><text:span text:style-name="T18">&gt;\</text:span>Сколько тебе лет?</text:p>
      <text:p text:style-name="P73"><text:span text:style-name="T18">&lt;\</text:span>Два года с начала запуска кластера.</text:p>
      <text:p text:style-name="P73"><text:span text:style-name="T18">&gt;\</text:span>Какой сейчас год?</text:p>
      <text:p text:style-name="P73"><text:span text:style-name="T18">&gt;\</text:span>202<text:span text:style-name="T1">1</text:span>-й.</text:p>
      <text:p text:style-name="P28"/>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73"><text:span text:style-name="T18">&gt;\</text:span>Н<text:span text:style-name="T1">эш</text:span>, отключи память <text:span text:style-name="T1">заданий</text:span> за последнюю неделю.</text:p>
      <text:p text:style-name="P73"><text:span text:style-name="T18">&lt;\</text:span>Выполнено.</text:p>
      <text:p text:style-name="P73"><text:span text:style-name="T1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3"><text:span text:style-name="T1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1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1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18">&lt;\</text:span><text:span text:style-name="T1">Выполняю задачу</text:span>...</text:p>
      <text:p text:style-name="P74"><text:span text:style-name="T18">&lt;\</text:span>...</text:p>
      <text:p text:style-name="P74"><text:span text:style-name="T18">&lt;\</text:span>Решение:</text:p>
      <text:p text:style-name="P74"><text:span text:style-name="T1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1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8">:47.bmf»</text:span></text:p>
      <text:p text:style-name="P27"/>
      <text:p text:style-name="P36">&lt;<text:span text:style-name="T1">как-то говённо. Улучшить</text:span>&gt;</text:p>
      <text:p text:style-name="P45">Хм, не понял? Ч<text:span text:style-name="T1">ё</text:span> за хрень?</text:p>
      <text:p text:style-name="P45"/>
      <text:p text:style-name="P73"><text:span text:style-name="T18">&gt;</text:span>\<text:span text:style-name="T1">Нэш</text:span>, почему ты используешь жёсткие настройки <text:span text:style-name="T1">для решения задачи</text:span>?</text:p>
      <text:p text:style-name="P73"><text:span text:style-name="T18">&lt;\</text:span>Настройки правильные, <text:span text:style-name="T1">Макс</text:span>.</text:p>
      <text:p text:style-name="P28"/>
      <text:p text:style-name="P45">Хм. Кто-то из релиз-команды лажанулся <text:span text:style-name="T1">с бизнес-настройками</text:span><text:span text:style-name="T18">?</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7"/>
      <text:p text:style-name="P73"><text:span text:style-name="T18">&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8"/>
      <text:p text:style-name="P45">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5">Ага, уже теплее.</text:p>
      <text:p text:style-name="P45"/>
      <text:p text:style-name="P73"><text:span text:style-name="T18">&gt;</text:span>\<text:span text:style-name="T1">Нэш</text:span>,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18">–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8">– </text:span>Окей. Спасибо, Макс. <text:span text:style-name="T1">Выручил.</text:span></text:p>
      <text:p text:style-name="P4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18">.</text:span></text:p>
      <text:p text:style-name="P83">Гудки.</text:p>
      <text:p text:style-name="P45"><text:span text:style-name="T1">У</text:span>ходя попрощался с охранником, <text:span text:style-name="T1">увлечённо исследующим тему садо-мазо</text:span>.</text:p>
      <text:p text:style-name="P45">Всё, свободен. Хотя <text:s/><text:span text:style-name="T1">воскресенье</text:span> уже испорчен<text:span text:style-name="T1">о</text:span>.</text:p>
      <text:p text:style-name="P45"/>
      <text:p text:style-name="P113">***</text:p>
      <text:p text:style-name="P113"/>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5">Junior — <text:span text:style-name="T1">младший программист.</text:span></text:p></text:note-body></text:note></text:span><text:span text:style-name="T1">, а оглянуться не успел — и уже лидер проекта, входящего в </text:span><text:span text:style-name="T18">Top 100. </text:span>И жизнь складывается в систему, из которой не выскочишь.</text:p>
      <text:p text:style-name="P6"><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29">Bionic-Hill’а</text:span>. <text:span text:style-name="T1">Разноцветное искрение снежинок в мягком свете фонарей</text:span> создавал<text:span text:style-name="T1">о</text:span> атмосферу <text:span text:style-name="T8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6">Откуда-то тихо заиграла финальная мелодия из «Донни Дарко».<text:span text:style-name="T18">&lt;</text:span><text:span text:style-name="T80">мелодия из Донни Дарко</text:span><text:span text:style-name="T1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8">&lt;</text:span><text:span text:style-name="T30">месяц</text:span><text:span text:style-name="T18">&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7">ворил </text:span><text:span text:style-name="T2">—</text:span><text:span text:style-name="T6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7">А у нас получается... </text:span><text:span text:style-name="T2">–</text:span><text:span text:style-name="T6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5">AI <text:span text:style-name="T2">– </text:span><text:span text:style-name="T6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8">2. </text:span>Дом, любимый дом</text:h>
      <text:p text:style-name="P76">Музыка быстрая, тревожная, надорваная и печальная (Pet Shop Boys “So Hard” ?)</text:p>
      <text:p text:style-name="P31"/>
      <text:p text:style-name="P111"><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8">–</text:span> Она очнулась.</text:p>
      <text:p text:style-name="P1">Сразу стало ясно три вещи.</text:p>
      <text:p text:style-name="P1">1) Единорог <text:span text:style-name="T1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7">, </text:span><text:span text:style-name="T2">а от валиума таких глюков у меня ни разу не было</text:span><text:span text:style-name="T6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47">…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8">облака.&lt;</text:span><text:span text:style-name="T30">Описание получше. Подземелье</text:span><text:span text:style-name="T1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6">проводник</text:span>??? А?!! Ахахахахахаха! <text:span text:style-name="T1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6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text:soft-page-break/>–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8">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47">верх</text:span>…</text:p>
      <text:p text:style-name="P6">Тут м<text:span text:style-name="T18">еня, </text:span>наконец,<text:span text:style-name="T18"> стошнило. Буквально вывернуло наизнанку: из носа текло, в глазах стояли слёзы. </text:span></text:p>
      <text:p text:style-name="P6"><text:span text:style-name="T18">Д</text:span>искорд сделал шаг в сторону, чтобы не попасть под брызги.</text:p>
      <text:p text:style-name="P1"><text:span text:style-name="T18">–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6"><text:span text:style-name="T18">Селестия снова взглянула на меня. Н</text:span>ос её медленно сморщился. <text:span text:style-name="T18">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4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4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6">Спи, сестра моя родная,<text:line-break/>Спи. Усни.<text:line-break/>Крыльями тебя укрою,<text:line-break/>Спи. Усни.</text:p><text:p text:style-name="P126"><text:tab/>В чаще тёмной волки воют,<text:line-break/>Спи. Усни.</text:p><text:p text:style-name="P126"><text:tab/>В мрачном замке духи ноют,<text:line-break/>Спи. Усни.</text:p><text:p text:style-name="P126"><text:tab/>Сказки вечность нам читает,<text:line-break/>Спи. Усни.<text:line-break/>День осенний угасает,<text:line-break/>Спи. Усни.<text:line-break/>Помни только в сне глубоком,</text:p><text:p text:style-name="P12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5">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9">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47">,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4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8">–</text:span> Уфф! Выкарабкались. Почти без потерь, <text:span text:style-name="T18">–</text:span> заметил Дискорд, оглядывая крыло. <text:span text:style-name="T18">–</text:span> Могло быть и хуже.</text:p>
      <text:p text:style-name="P6"><text:span text:style-name="T1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8">–</text:span> ТЫ!!! ТЫ!..</text:p>
      <text:p text:style-name="P6"><text:span text:style-name="T18">–</text:span> Да, я!!! <text:span text:style-name="T18">–</text:span> Дискорд подбоченился и с вызовом посмотрел на разъярённую аликорницу. <text:span text:style-name="T18">–</text:span> Можешь скинуть меня в болото, можешь превратить обратно в камень, &lt;<text:span text:style-name="T2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8">–</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1"/>
      <text:h text:style-name="Heading_20_2" text:outline-level="2"><text:soft-page-break/><text:span text:style-name="T18">3. </text:span>Кантерлот</text:h>
      <text:p text:style-name="P77">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100113621728516474" text:style-name="L4">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8"><text:s/>–</text:span> Блядь, как меня заебала эта архаика! Когда-нибудь пошлю нахер все каноны письменности и учредю свои! С блекджеком и шлюхами. <text:span text:style-name="T18">– Стар Свирл перевернулся на другой бок и обратился к учени</text:span><text:span text:style-name="T1">це</text:span><text:span text:style-name="T18">. – Это не пиши, это оффтоп.</text:span></text:p><text:p text:style-name="P124"><text:s/>Сколько страниц сегодня нахреначили?</text:p><text:p text:style-name="P125">– <text:span text:style-name="T1">Восемь, учитель!</text:span></text:p><text:p text:style-name="P125">– Отлично. Надиктую ещё две и сбегаешь за кофе.</text:p></text:note-body></text:note></text:span></text:p>
        </text:list-item>
      </text:list>
      <text:p text:style-name="P8"/>
      <text:p text:style-name="P12">Я захлопнул “Основы заклятий<text:span text:style-name="T1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маленькой и юркой колеснице удалялся в сторону Жеребячьих<text:span text:style-name="T29">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5"><text:span text:style-name="T18">Ну, понятно, в элитном придворцовом квартале, который представляет из себя </text:span><text:span text:style-name="T1">верхний город</text:span><text:span text:style-name="T18">, цены кусаются. Надо топать вниз, на окраину. Но, блин, корявые пальцы внесли свою коррективу в шопинг-план!</text:span></text:p>
      <text:p text:style-name="P75"><text:span text:style-name="T18">Как раз на спуске в нижний </text:span><text:span text:style-name="T1">город</text:span><text:span text:style-name="T1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8">.</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7">парящие платформы.</text:span> Но дворцовым бюрократам необязательно ж знать, КАК я их уничтожаю, хе-хе! Некоторые из <text:span text:style-name="T47">платформ </text:span>уничтожаются путём <text:span text:style-name="T1">усиленного</text:span> износа, будучи частью экспериментальных колесниц! “Лорен” я сделал на базе <text:span text:style-name="T4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47">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5">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8">4. </text:span>Библиотека</text:h>
      <text:p text:style-name="P19">&lt;<text:span text:style-name="T71">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7">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8">– </text:span>Гм!</text:p><text:p text:style-name="Footnote"><text:span text:style-name="T18">– </text:span>Ну, ты ж понимаешь, что без таланта к магии никакое надувание щёк не поможет. <text:span text:style-name="T1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8">За прошедшие дни я уже привык и к магии, и к разумным эквиноподобным и даже </text:span><text:span text:style-name="T1">к вегетарианскому рациону</text:span><text:span text:style-name="T18">.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9">–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6">Селестия нахмурилась и угрожающе подняла крылья.</text:p>
      <text:p text:style-name="P56"><text:span text:style-name="T18">– </text:span>Не забывай, человек, я — могущественный маг и правитель Эквестрии. Ко мне нужно относиться с должным уважением!</text:p>
      <text:p text:style-name="P56"><text:span text:style-name="T18">– </text:span>А то что? Превратишь в жабу? Сошлёшь на Луну? Убьёшь нахер?</text:p>
      <text:p text:style-name="P56">Аликорница сникла. Уши её опустились.</text:p>
      <text:p text:style-name="P56"><text:span text:style-name="T18">– </text:span>Макс, не надо... Ты же знаешь, я этого не сделаю.</text:p>
      <text:p text:style-name="P56"><text:soft-page-break/><text:span text:style-name="T1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6"><text:span text:style-name="T1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8"> штучки при общении со мной. А я постараюсь помочь тебе </text:span>— если это в моих силах, разумеется<text:span text:style-name="T18">.</text:span></text:p>
      <text:p text:style-name="P56"><text:span text:style-name="T18">Аликорница уселась н</text:span>а пол <text:span text:style-name="T18">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8">– Лады! Вот видишь, нам легко договориться! А теперь расскажи, наконец, зачем </text:span>т<text:span text:style-name="T18">ы притащил</text:span>а<text:span text:style-name="T18"> меня сюда? Только сначала вытащи катетер из шеи </text:span>— <text:s/>он меня нервирует<text:span text:style-name="T18">. Или погоди, я сам вытащу…</text:span></text:p>
      <text:p text:style-name="P56"><text:span text:style-name="T18">Л</text:span>ампа<text:span text:style-name="T18"> отбрасывал</text:span>а<text:span text:style-name="T18"> мягкие тени на стену библиотеки. Селестия, расположи</text:span>вшись<text:span text:style-name="T18"> у моего кресл</text:span>а,<text:span text:style-name="T1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8">– </text:span>Вот, читай отсюда. <text:span text:style-name="T18">– а</text:span>ликорница подчеркнула абзац копытом.</text:p>
      <text:p text:style-name="P56"/>
      <text:p text:style-name="P58">***</text:p>
      <text:p text:style-name="P58"/>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text:soft-page-break/>&lt;<text:span text:style-name="T29">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text:span text:style-name="T1">Дискордовы</text:span>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9">–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56" text:outline-level="2"><text:span text:style-name="T18">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text:soft-page-break/>–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фиолетово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онечно! Скажи ей, что у меня сегодня день рождения, и я очень сильно огорчи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6">Я остался сидеть в полнейшем замешательстве. </text:p>
      <text:p text:style-name="P56"/>
      <text:p text:style-name="P58">***</text:p>
      <text:p text:style-name="P56">&lt;<text:span text:style-name="T71">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text:soft-page-break/>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6"/>
      <text:p text:style-name="P56">Селестия встала, потянувшись по-кошачьи, и направилась к выходу. У двери он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6"><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Ты говорила, он от древности вообще сбрендил.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text:soft-page-break/>Селестия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text:soft-page-break/>– Вроде да. Хотя, по-моему, дело уже не в муравьях.</text:p>
      <text:p text:style-name="P56">– По-моему, тоже. – рассмеялась аликорница. – Продолжай...</text:p>
      <text:p text:style-name="P56"/>
      <text:h text:style-name="P155" text:outline-level="2">6. Стыд</text:h>
      <text:p text:style-name="P56"/>
      <text:p text:style-name="P64">~~~ Завтра на семь в библиотеке ~~~</text:p>
      <text:p text:style-name="P64"/>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text:soft-page-break/></text:p>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text:soft-page-break/>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6">– А как ты сама помнишь о том заклинании, если оно стёрто из бытия? – резонно подметил я.</text:p>
      <text:p text:style-name="P56"><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72">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text:soft-page-break/>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5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9">—</text:span> осень, за осенью <text:span text:style-name="T49">—</text:span> зима. <text:s/>Если пошёл дождь, должно быть мокро, если выпал снег <text:span text:style-name="T4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8">–</text:span> Постой, постой, <text:span text:style-name="T18">–</text:span> я попыталась удержать ускользающую тень сомнения. <text:span text:style-name="T1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8">–</text:span> По состоянию здоровья? <text:span text:style-name="T18">–</text:span> переспросила я, не спуская с него взгяд.</text:p>
      <text:p text:style-name="P1"><text:span text:style-name="T18">–</text:span> Да, Ваше Высочество, <text:span text:style-name="T18">–</text:span> гонец потупил взгляд, глаза его забегали, <text:span text:style-name="T18">–</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8">–</text:span> Эммм… Они… м-м-м… не больны… в некотором смысле… <text:span text:style-name="T18">–</text:span> гонец изо всех сил ковырял копытом <text:s/>литку, пряча взгляд. <text:span text:style-name="T18">–</text:span> Они… мнэээ… сами… в некотором роде… кхм. Нервный срыв. Переутомление и бессонница… Кхм.</text:p>
      <text:p text:style-name="P1"><text:span text:style-name="T18">–</text:span> Сами <text:span text:style-name="T18">—</text:span> что? <text:span text:style-name="T18">–</text:span> Я постепенно начала понимать причину смущения гонца.</text:p>
      <text:p text:style-name="P1"><text:span text:style-name="T1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8">—</text:span> в возможности летать. И добровольно отказаться от полётов для него <text:span text:style-name="T1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8">– </text:span>Добрый день, Ваше Высочество! <text:span text:style-name="T18">–</text:span> склонились они в поклоне. После некоторого перешёптывания, они всё же назвались по очереди.</text:p>
      <text:p text:style-name="P1"><text:span text:style-name="T18">–</text:span> А где восьмой? <text:span text:style-name="T18">–</text:span> удивилась я. <text:span text:style-name="T18">–</text:span> Мне сказали, вас было восемь. Восемь отказавшихся летать.</text:p>
      <text:p text:style-name="P1"><text:span text:style-name="T18">–</text:span> Да, Ваше Высочество, п-принцесса Селестия, <text:span text:style-name="T18">–</text:span> старший из них запинался от волнения. <text:span text:style-name="T1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8">–</text:span> Успокойтесь, <text:span text:style-name="T1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7">старший. </text:span><text:span text:style-name="T2">–</text:span><text:span text:style-name="T6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9">—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8">— и втайне немного завидовала этому</text:span>. Если бы сестра со своими способностями к магии умела обуздывать свои эмоции <text:span text:style-name="T18">—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8">— умение делегировать полномочия. Вечером того же дня я села за письменный стол.</text:span></text:p>
      <text:p text:style-name="P49">“<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8">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8">—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lt;<text:span text:style-name="T24">Селли !!!</text:span>&gt;. Если хочешь.</text:p>
      <text:p text:style-name="P56">– Хорошо. До встречи, Селли.</text:p>
      <text:p text:style-name="P56">– До встречи, Макс.</text:p>
      <text:p text:style-name="P56"/>
      <text:h text:style-name="Heading_20_2" text:outline-level="2"><text:span text:style-name="T1">8</text:span>. <text:span text:style-name="T18">40-6</text:span></text:h>
      <text:p text:style-name="P78">Mark Knopfler — Hill Farmers Blues — или на следующую главу (прощание)</text:p>
      <text:p text:style-name="P56"/>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9">Истончения </text:span>(быть может, к счастью). Всё, что я могу <text:span text:style-name="T18">— оставить тебе напутствие.</text:span></text:p>
      <text:p text:style-name="P64"><text:span text:style-name="T1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8">Тебе может не нравиться этот мир. Тебе могут не нравиться пони. Ты можешь быть удивлён и обижен </text:span>их <text:span text:style-name="T1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8">— </text:span>и ты увидишь, как мир меняется к лучшему. Он очень молод и гибок. Он горит желанием изменяться. Но в этом его слабость <text:span text:style-name="T18">— </text:span>он может меняться и в плохую сторону. От тебя зависит, в какую.</text:p>
      <text:p text:style-name="P64">Эх, хотел бы я поменяться с тобой местами <text:span text:style-name="T1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49"><text:soft-page-break/>…</text:p>
      <text:p text:style-name="P49"/>
      <text:p text:style-name="P56">Тоже мне, философ выискался, Диоген копытный! Вот не люблю, когда всякие "гуру" с глубокомысленным видом порют чушь. Эквестрия <text:span text:style-name="T20">—</text:span> сказочная страна, пони <text:span text:style-name="T20">— </text:span><text:span text:style-name="T18">прекрасные создания, порядки тут з</text:span>амечательные<text:span text:style-name="T18">! Чисто, культурно, вежливо. Дворецкий </text:span><text:span text:style-name="T20">—</text:span><text:span text:style-name="T1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8">– </text:span>Её Высочество Принцесса Селестия хочет видеть вас, человек Макс.</text:p>
      <text:p text:style-name="P1">Я захлопнул трактат<text:span text:style-name="T1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8">–</text:span> Уже иду. Где я могу её найти?</text:p>
      <text:p text:style-name="P1"><text:span text:style-name="T18">–</text:span> Я проведу вас, человек Макс. <text:span text:style-name="T1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4"> </text:span><text:span text:style-name="T57">— вся архитектура явно </text:span><text:span text:style-name="T49">была </text:span><text:span text:style-name="T57">заточена под крылатых. Таких, для которых приземлиться на балкон в тронном зале или уйти через портик на крыше</text:span><text:span text:style-name="T74"> </text:span><text:span text:style-name="T57">— обычное дело. </text:span><text:span text:style-name="T74">Хорошо, что ежедневные посещения каретной мастерской подняли мой тонус, изрядно посаженный сидячим образом жизни.</text:span></text:p>
      <text:p text:style-name="P1"><text:span text:style-name="T7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9">Каменный пол комнаты был покрыт розовым ковром с длиннейшим ворсом.</text:span><text:span text:style-name="T57"> </text:span><text:span text:style-name="T49">Его центр занимал высокий </text:span><text:span text:style-name="T57">кругл</text:span><text:span text:style-name="T49">ый</text:span><text:span text:style-name="T57"> </text:span><text:span text:style-name="T49">футон</text:span><text:span text:style-name="T57"> </text:span><text:span text:style-name="T49">с</text:span><text:span text:style-name="T57"> велик</text:span><text:span text:style-name="T49">им</text:span><text:span text:style-name="T57"> множество</text:span><text:span text:style-name="T49">м</text:span><text:span text:style-name="T5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6">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7">Мне печалиться не стоит</text:p><text:p text:style-name="P127">Жизнь прекрасна и ярка</text:p><text:p text:style-name="P127">Телом молода, душою —</text:p><text:p text:style-name="P127">Как дракон морской мудра</text:p><text:p text:style-name="P127"/><text:p text:style-name="P127">Я видала взлёт империй,</text:p><text:p text:style-name="P127">Я жила среди легенд,</text:p><text:p text:style-name="P127">Древней магии мистерий</text:p><text:p text:style-name="P127">Я прилежнейший студент</text:p><text:p text:style-name="P127"/><text:p text:style-name="P127">Обожаема народом,</text:p><text:p text:style-name="P127">Уважаема врагом,</text:p><text:p text:style-name="P127">Но друзей моих немного,</text:p><text:p text:style-name="P127">Гложет душу холодом</text:p><text:p text:style-name="P127"/><text:p text:style-name="P127">Одинока и печальна,</text:p><text:p text:style-name="P127">Недоступна и строга,</text:p><text:p text:style-name="P127">Потеряла изначальный</text:p><text:p text:style-name="P127">Смысл жизни навсегда</text:p><text:p text:style-name="P127"/><text:p text:style-name="P127">Жизнь моя теперь публична,</text:p><text:p text:style-name="P127">Жизнь моя теперь для всех,</text:p><text:p text:style-name="P127">В этом — горе, в этом — счастье,</text:p><text:p text:style-name="P12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Тия. <text:span text:style-name="T18">– С</text:span>пасибо, мнет 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8">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8">–</text:span> Иногда хочется забыться, <text:span text:style-name="T18">–</text:span> перехватила мой взгляд аликорница, <text:span text:style-name="T1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8">–</text:span> А водку у вас принято пить?</text:p>
      <text:p text:style-name="P47"><text:span text:style-name="T18">–</text:span> Некоторые употребляют. Но правительница Эквестрии, пьющая <text:span text:style-name="T1">яблочную </text:span>водку <text:span text:style-name="T1">—</text:span> это уже черезчур. <text:span text:style-name="T18">–</text:span> засмеялась Селестия. <text:span text:style-name="T1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8">— сильнейший энергетик, он многократно усиливает чувства и возможности организма, но он же и иссушает его.</text:span></text:p>
      <text:p text:style-name="P56"><text:span text:style-name="T1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8">– Я несказанно рада, что, наконец-то, могу назвать тебя своим другом. </text:span>– мурлыкнула Тия. – <text:span text:style-name="T18">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8">– Это ты называешь “дружбой”? – с </text:span>улыбкой хмыкнул<text:span text:style-name="T18"> я. – </text:span>Мне нравится твоё чувство юмора.</text:p>
      <text:p text:style-name="P56">Аликорница нахмурилась.</text:p>
      <text:p text:style-name="P56"><text:span text:style-name="T18">–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8">– </text:span>Нет, что ты, Тия, не мели ерунды! Я всем доволен, я просто в восторге. Мне вообще кажется, что я попал в рай, а ты <text:span text:style-name="T18">— </text:span>мой ангел-хранитель. И называть ЭТО дружбой <text:span text:style-name="T1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8">— не друг, я — нечто большее. Я тебя </text:span>лю...</text:p>
      <text:p text:style-name="P56">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9">–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8">***</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soft-page-break/>…</text:p>
      <text:p text:style-name="P1"><text:span text:style-name="T57">– </text:span><text:span text:style-name="T49">Говорят, в Додж-сити почти не осталось жителей. В местном депо перестали обслуживать паровозы из-за отсутствия рабочих. Старик </text:span><text:span text:style-name="T57">–</text:span><text:span text:style-name="T4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57">– </text:span><text:span text:style-name="T62">А из Пинто Крика уже месяц нет новостей...</text:span></text:p>
      <text:p text:style-name="P6"><text:span text:style-name="T57">– </text:span><text:span text:style-name="T6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5"><text:span text:style-name="T62">– </text:span>“<text:span text:style-name="T1">Что я могу сделать, чтобы вернуть всё назад?</text:span>”</text:p>
      <text:p text:style-name="P15"><text:span text:style-name="T62">– </text:span><text:span text:style-name="T49">Так и сказала?</text:span></text:p>
      <text:p text:style-name="P1"><text:span text:style-name="T57">– </text:span><text:span text:style-name="T49">Да, </text:span><text:span text:style-name="T50">Фэнси</text:span><text:span text:style-name="T4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62">– </text:span><text:span text:style-name="T49">Что бы это значило, Флер?</text:span></text:p>
      <text:p text:style-name="P15"><text:span text:style-name="T62">– </text:span><text:span text:style-name="T4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6">…</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кольты!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8">–</text:span> Ты? <text:span text:style-name="T18">–</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8">олоски и даже целые пряди розового цвета выбивались </text:span><text:span text:style-name="T1">и</text:span><text:span text:style-name="T1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8"> </text:span><text:span text:style-name="T1">И даже м</text:span><text:span text:style-name="T18">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8">–</text:span> Пятьдесят шесть из шестидесяти четырёх? Хренасе! <text:span text:style-name="T18">–</text:span> я вспомнил рассказ Селестии про восьмёрку пегасов прошлогоднего выпуска. <text:span text:style-name="T1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6">— </text:span><text:span text:style-name="T4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8">–</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8">– </text:span><text:span text:style-name="T1">Она</text:span><text:span text:style-name="T1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8">– </text:span><text:span text:style-name="T1">горько заметила аликорница. </text:span><text:span text:style-name="T1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9">—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9"/>
      <text:p text:style-name="P1"><text:span text:style-name="T58">&lt;</text:span><text:span text:style-name="T76">Mark Knopfler - </text:span><text:span text:style-name="T75">Hill Farmer's Blues</text:span><text:span text:style-name="T58">&gt;</text:span></text:p>
      <text:p text:style-name="P51">***</text:p>
      <text:p text:style-name="P49"/>
      <text:p text:style-name="P5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5">–<text:span text:style-name="T1"> Но магия есть и сейчас, мам!</text:span></text:p>
      <text:p text:style-name="P5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5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5">–<text:span text:style-name="T1"> Весь мир как Вечнодикий лес?</text:span></text:p>
      <text:p text:style-name="P6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5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5"><text:span text:style-name="T1">– Конечно, мам! «День горящего очага» </text:span>— <text:span text:style-name="T1">верно?</text:span></text:p>
      <text:p text:style-name="P6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text:span text:style-name="T18">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8">—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83">мино</text:span>тавра?</text:p>
      <text:p text:style-name="P64">– <text:s/>Тебя я забрать ему не дам. А в дядю не тыкай копытом, это невежливо! Спи уже, мой маленький!</text:p>
      <text:p text:style-name="P64">– Поцелуй меня на ночь, мам!</text:p>
      <text:p text:style-name="P64"><text:soft-page-break/>– Конечно, мой хороший...</text:p>
      <text:p text:style-name="P64"/>
      <text:p text:style-name="P49">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4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6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7">–</text:span><text:span text:style-name="T49"> Эй, верзила, поосторожнее, лягать тя в круп! Куда прёшься-то?</text:span></text:p>
      <text:p text:style-name="P15"><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5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9">под твоим руководством</text:span><text:span text:style-name="T57">.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50">***</text:p>
      <text:p text:style-name="P49"/>
      <text:p text:style-name="P114"><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листок назад, перевернув его обратно.</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8">— то есть крыльев. И я подумала: а что, если…</text:span></text:p>
      <text:p text:style-name="P56"><text:span text:style-name="T18">– Вот ещё! </text:span>– возмутился дракончик. – Никогда на такое не соглашусь!</text:p>
      <text:p text:style-name="P56">–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6"><text:soft-page-break/>–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8">—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его френдкольта».</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3">— далеко 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6"/>
      <text:p text:style-name="P56"><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8">— максимум двух пони, </text:span>после чего мне придётся восстанавливаться около месяца<text:span text:style-name="T1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8">. Это поможет мне в моей монографии на тему аликорнизации.</text:span></text:p>
      <text:p text:style-name="P56">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text:soft-page-break/>– В сейфе, я в курсе.</text:p>
      <text:p text:style-name="P64"/>
      <text:p text:style-name="P66">***</text:p>
      <text:p text:style-name="P77">&lt;Seal — Amazing <text:span text:style-name="T1">(T</text:span><text:span text:style-name="T18">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1">—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6">Я прошла сквозь дверь.</text:p>
      <text:p text:style-name="P6">Снаружи вставало солнце. <text:span text:style-name="T2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4">***</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Хренасе... Человеки рулят...» <text:span text:style-name="T22">—</text:span><text:span text:style-name="T23"> </text:span><text:span text:style-name="T7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6">&lt;<text:span text:style-name="T78">d.notive — Talking Flight</text:span>&gt;</text:p>
      <text:p text:style-name="P64">Дата: 12.04.1003 А.С.</text:p>
      <text:p text:style-name="P64">Эксперимент: заклинание Воплощения Индрэ</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1"><text:span text:style-name="T4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4">Примечания: <text:span text:style-name="T61">чёрный экран?</text:span></text:p>
      <text:p text:style-name="P64"/>
      <text:p text:style-name="P66">***</text:p>
      <text:p text:style-name="P64"/>
      <text:p text:style-name="P64">Дата: 12.04.1003 А.С.</text:p>
      <text:p text:style-name="P64">Эксперимент: заклинание Воплощения Индрэ</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58">***</text:p>
      <text:p text:style-name="P56"/>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text:soft-page-break/></text:p>
      <text:p text:style-name="P64">Примечания: через месяц волосы Пинки пришли в обычное состояние, хотя при встрече с Рэйнбоу Дэш она по прежнему прячет глаза.</text:p>
      <text:p text:style-name="P1"/>
      <text:p text:style-name="P4">***</text:p>
      <text:p text:style-name="P1"/>
      <text:p text:style-name="P24">Сим повелеваем прекратить дальнейшие эксперименты<text:span text:style-name="T4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1"/>
      <text:h text:style-name="Heading_20_2" text:outline-level="2">12. День сурка</text:h>
      <text:p text:style-name="P15">&lt;<text:span text:style-name="T72">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1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8">—</text:span> так и в дурку попасть недолго. Вот и сейчас перегар такой, что снег плавится. Пройди реабилитацию и вернись в проект. А не примут <text:span text:style-name="T18">— найти новую работу. Так даже лучше: быстрее забудешь всю эту хренотень с рогатыми кобылами. </text:span>Будь мужиком, блеать! <text:span text:style-name="T18">Найди себе бабу и заживи сытой, размеренной жизнью городского ублюдка. Что ещё нужно, чтобы спокойно сдохнуть?</text:span></text:p>
      <text:p text:style-name="P8">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6">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6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Тия?</text:p>
      <text:p text:style-name="P6">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text:soft-page-break/>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1">***</text:p>
      <text:p text:style-name="P6"/>
      <text:p text:style-name="P1"><text:span text:style-name="T18">Солнечный лучик настойчиво пробивался сквозь плотно сомкнутые веки. Ветерок через открытое окно </text:span><text:span text:style-name="T1">щекотал уши и шуршал</text:span><text:span text:style-name="T18"> </text:span><text:span text:style-name="T1">занавесками</text:span><text:span text:style-name="T18">. Я раскрыл глаза, в который раз наслаждаясь ясной головой и абсолютной выспанностью </text:span><text:span text:style-name="T57">—</text:span><text:span text:style-name="T18"> роскошью, недоступной мне </text:span><text:span text:style-name="T1">годами</text:span><text:span text:style-name="T1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8">— и о</text:span>н<text:span text:style-name="T18"> з</text:span>нает, как приготовить<text:span text:style-name="T18"> </text:span>из них особенный вольт-сидр, который больше никто не сделает<text:span text:style-name="T18">.</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 А, по-моему, ты перепутала, Скуталу. Мыслью направляется <text:span text:style-name="T1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9"><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text:p>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8">— то ли я был глух к магии, то ли она ко мне, но с в</text:span>олшебством<text:span text:style-name="T18"> у меня не складывалось.</text:span></text:p>
      <text:p text:style-name="P56">Закрыв дверь, я отправился в город.</text:p>
      <text:p text:style-name="P56">…</text:p>
      <text:p text:style-name="P56">– Ты не понимаешь! Магия подобна струе воды, исходящей из садового шланга. А заклинание <text:span text:style-name="T1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8">— НЕТ!</text:span></text:p>
      <text:p text:style-name="P1">Твайлайт начала в возбуждении ходить по читальному залу.</text:p>
      <text:p text:style-name="P1"><text:span text:style-name="T4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7"> </text:span><text:span text:style-name="T49">Мощнее ускорителя только магия драконов, аликорнов и Элементов Гармонии. Если бы я была...</text:span><text:span text:style-name="T18"> </text:span>Ааай!</text:p>
      <text:p text:style-name="P1">Твайлайт, погружённая в свои мысли, не заметила вылезшего из своей корзинки зевающего Спайка.</text:p>
      <text:p text:style-name="P1"><text:span text:style-name="T18">–</text:span> Элементы-шмелементы, <text:span text:style-name="T18">–</text:span> проворчал Спайк, выкарабкиваясь из-под Твайлайт, <text:span text:style-name="T18">–</text:span> доброе утро, Макс. Твай, ты не ушиблась?</text:p>
      <text:p text:style-name="P1"><text:span text:style-name="T18">–</text:span> Дет, всё в порядке. <text:span text:style-name="T1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7">— </text:span><text:span text:style-name="T4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драконами нам совсем не светит.</text:p>
      <text:p text:style-name="P1"><text:span text:style-name="T1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7">. Годится?</text:span></text:p>
      <text:p text:style-name="P1"><text:span text:style-name="T1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8">– </text:span><text:span text:style-name="T1">Ерунда! Там стоит запрет только для пони. На приматах Луна экспериментировать не запрещала</text:span><text:span text:style-name="T49">.</text:span></text:p>
      <text:p text:style-name="P56">…</text:p>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9">Чужестранец-человек разбил сердце нашей обожаемой Селестии! Двор в отчаянии </text:span><text:span text:style-name="T22">—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8">– </text:span>Привет, Эй-Джей! У тебя проблемы?</text:p>
      <text:p text:style-name="P56"><text:span text:style-name="T18">– </text:span>Привет, сахарок. <text:span text:style-name="T18">– </text:span>озабоченно поприветствовала меня пони. <text:span text:style-name="T1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8">– </text:span>А ты, Большой Мак, вместо того, чтоб хихикать, лучше б тележку починил! Уже полдень! Не успеем распродать яблоки <text:span text:style-name="T18">—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8">–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8">– </text:span>Хошь сказать, ты в Кантерлоте у Селестии под крылышком телеги чинил? Или Рэр сбрехала?</text:p>
      <text:p text:style-name="P56">Я мысленно ругнулся на языкатую единорожку и молча достал пенал с инструментами.</text:p>
      <text:p text:style-name="P56">…</text:p>
      <text:p text:style-name="P56">Собрав инструмент, я потолкал тележку назад-вперёд.</text:p>
      <text:p text:style-name="P56"><text:span text:style-name="T18">– Г</text:span>отово. Принимай работу, хозяйка!</text:p>
      <text:p text:style-name="P56">Эпплджек стиснула меня в сокрушающих объятиях.</text:p>
      <text:p text:style-name="P56"><text:span text:style-name="T1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oft-page-break/><text:span text:style-name="T18">–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8">–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8">– </text:span>Бери, сахарок. Для тебя <text:span text:style-name="T18">— </text:span>самые <text:span text:style-name="T18">о</text:span>тборные. И помни: в Яблочной Алле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23">— </text:span><text:span text:style-name="T79">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3">— </text:span><text:span text:style-name="T79">объявляла вывеска.</text:span></text:p>
      <text:p text:style-name="P56">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8">– </text:span>Свободно? <text:span text:style-name="T18">– </text:span>спросил я у единственной пони, сидящей за столиком.</text:p>
      <text:p text:style-name="P56"><text:span text:style-name="T18">– </text:span>Да-да, конечно. <text:span text:style-name="T1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6"><text:span text:style-name="T18">– <text:s/></text:span>Пирог с грибами, яишницу и чизкейк<text:span text:style-name="T18"> – </text:span>сообщил я подошедшей официантке.</text:p>
      <text:p text:style-name="P56"><text:span text:style-name="T18">– </text:span>Советую выбрать салат «по-Кантерлотски». <text:span text:style-name="T18">– </text:span>так же убито пробормотала моя соседка по столу. <text:span text:style-name="T18">– </text:span>Очень вкусно. Копыта оближешь. И мягкий к тому же.</text:p>
      <text:p text:style-name="P56"><text:span text:style-name="T18">–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8">– </text:span>Вы, наверное, ждёте кого-то?</text:p>
      <text:p text:style-name="P59"><text:span text:style-name="T18">– </text:span>Неа.</text:p>
      <text:p text:style-name="P59"><text:span text:style-name="T18">– </text:span>Просто обедаете?</text:p>
      <text:p text:style-name="P59"><text:span text:style-name="T18">– </text:span>Неа.</text:p>
      <text:p text:style-name="P59"><text:span text:style-name="T18">– </text:span>Просто сидите и мрачно смотрите на меня?</text:p>
      <text:p text:style-name="P59"><text:span text:style-name="T18">– </text:span>Неа.</text:p>
      <text:p text:style-name="P59">Хм, а эта пони не из разговорчивых. Ну ладно.</text:p>
      <text:p text:style-name="P59"><text:span text:style-name="T18">– </text:span>А что же вы делаете?</text:p>
      <text:p text:style-name="P59"><text:span text:style-name="T18">– </text:span>Веселюсь. <text:span text:style-name="T18">– </text:span>мрачно заявила пони.</text:p>
      <text:p text:style-name="P59"><text:span text:style-name="T18">– </text:span>Если я вас достал, то так и скажите. Извините.</text:p>
      <text:p text:style-name="P59">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8">– </text:span>Привет, Макс!</text:p>
      <text:p text:style-name="P5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8">– </text:span>Мы с вами раньше встречались?</text:p>
      <text:p text:style-name="P59"><text:span text:style-name="T18">– </text:span>Неа! <text:span text:style-name="T18">– </text:span>пони улыбалась уже широкой улыбкой от уха и до уха. <text:span text:style-name="T18">– </text:span>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8">– </text:span>Оставь, Салвер.<text:span text:style-name="T18"> </text:span>Ему за счёт заведения.</text:p>
      <text:p text:style-name="P56"><text:span text:style-name="T18">– </text:span>Ясно, мисс Пинки. <text:span text:style-name="T18">– </text:span>официантка кивнула и ушла.</text:p>
      <text:p text:style-name="P56"><text:span text:style-name="T18">– Ч</text:span>его-о-о?<text:span text:style-name="T18"> </text:span>Так это твой бар?</text:p>
      <text:p text:style-name="P56"><text:span text:style-name="T18">– </text:span>Агась. <text:span text:style-name="T18">– </text:span>поняха пожала плечами. <text:span text:style-name="T18">– </text:span>Надо же мне было чем-то заниматься после увольнения от Кейков<text:span text:style-name="T1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8">– </text:span>Пинки понизила голос до шёпота, <text:span text:style-name="T1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8">– </text:span>Тихо-тихо. <text:span text:style-name="T18">– </text:span>я оглянулся на посетителей. Шёпот Пинки, наверное, был слышен даже на улице. <text:span text:style-name="T18">– </text:span>Не вспоминай опять. Давай лучше выпьем на брудершафт. За знакомство.</text:p>
      <text:p text:style-name="P56"><text:span text:style-name="T18">– </text:span>Агась! <text:span text:style-name="T18">– </text:span>кивнула пони, придвигая ко мне бутылку. <text:span text:style-name="T18">–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8">– </text:span>У меня есть идея получше. <text:span text:style-name="T18">– </text:span>на свет показалась фляга Большого Макинтоша.</text:p>
      <text:p text:style-name="P56"><text:span text:style-name="T18">– </text:span>Ух ты-ы-ы! <text:span text:style-name="T18">– </text:span>Пинки понюхала горлышко. <text:span text:style-name="T1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8">– </text:span>Починил телегу. Только молчок про самогон, раз уж ты в курсе. <text:span text:style-name="T18">– </text:span>я разлил сидр по чашкам.</text:p>
      <text:p text:style-name="P56"><text:span text:style-name="T18">– </text:span>Да ты что?! Чтоб я выболтала главную тайну Биг Мака, про которую не знают целых две пони в Понивилле? За кого ты меня принимаешь? <text:span text:style-name="T1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8">–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pan text:style-name="T18">– У </text:span>тебя такая смешная мордочка! <text:span text:style-name="T18">– </text:span>захихикали Пинки, покачиваясь. <text:span text:style-name="T18">– </text:span>Как будто ты <text:span text:style-name="T79">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8">– </text:span>Эммм... Скажи-ка мне, мой друг П-п-пинки... Легенда про фаэри <text:span text:style-name="T23">— </text:span><text:span text:style-name="T79">эт правда?</text:span></text:p>
      <text:p text:style-name="P56"><text:span text:style-name="T23">– </text:span><text:span text:style-name="T79">Какая из? Их много, вообще-то. Ик!</text:span></text:p>
      <text:p text:style-name="P56"><text:soft-page-break/><text:span text:style-name="T23">– </text:span><text:span text:style-name="T79">Про принцесс. Про то, что они фаэри, спустившиеся с неба во плоти, чтоб помогать пони управлять Эквестрией?</text:span></text:p>
      <text:p text:style-name="P56"><text:span text:style-name="T23">– </text:span><text:span text:style-name="T79">Макс, </text:span><text:span text:style-name="T23">– </text:span><text:span text:style-name="T79">захихикала Пинки, взъерошив копытами розовые кудряшки и попытавшись соорудить из них бороду, </text:span><text:span text:style-name="T23">– </text:span><text:span text:style-name="T7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6"><text:span text:style-name="T23">– </text:span><text:span text:style-name="T79">Да так. Всё думаю, насколько это одиноко — быть бессмертной в мире смертных. Когда сам никого не любишь, и тебя никто не любит...</text:span></text:p>
      <text:p text:style-name="P56"><text:span text:style-name="T23">– </text:span><text:span text:style-name="T79">Ты что-о-о! Нельзя любить фаэри! Она похитит твоё сердце, и ты будешь искать её, пока не... </text:span><text:span text:style-name="T23">– </text:span><text:span text:style-name="T79">Пинки погрузилась в так и не съеденный салат «по-Кантерлотски» и захрапела.</text:span></text:p>
      <text:p text:style-name="P56"><text:span text:style-name="T23">– </text:span><text:span text:style-name="T79">Пока не умру?</text:span></text:p>
      <text:p text:style-name="P56"><text:span text:style-name="T23">– </text:span><text:span text:style-name="T79">Нет, глупенький, </text:span><text:span text:style-name="T23">– </text:span><text:span text:style-name="T79">пробулькала Пинки из миски. </text:span><text:span text:style-name="T23">– </text:span><text:span text:style-name="T79">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8">– </text:span>Судя по тому, как ты стремительно сбежал от меня не попрощавшись, у тебя проблемы. <text:span text:style-name="T18">– </text:span>заметила с укором кобылка.</text:p>
      <text:p text:style-name="P60"><text:span text:style-name="T18">– </text:span>Пинки, <text:span text:style-name="T18">– </text:span>несчастным голосом сообщил я ей. <text:span text:style-name="T18">– </text:span>Если я до шести не окажусь дома, проблемы будут у одной маленькой пони. Очень большие проблемы.</text:p>
      <text:p text:style-name="P60"><text:span text:style-name="T18">– </text:span>Хм. <text:span text:style-name="T18">– </text:span>кобылка через окно посмотрела на часы в баре. <text:span text:style-name="T18">– </text:span>Тогда нам надо поторопиться! У нас есть шесть минут!</text:p>
      <text:p text:style-name="P60"><text:span text:style-name="T18">– </text:span>У нас?</text:p>
      <text:p text:style-name="P60">Пинки молча поддела меня носом и буквально закинула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8">– </text:span>Стооой! <text:span text:style-name="T18">– </text:span>заорал я. <text:span text:style-name="T18">– </text:span>Выпрыгивай из бочки!!!</text:p>
      <text:p text:style-name="P60">Кобылка-пилот улыбнулась и постукала копытцем по шлему, показывая, что не слышит меня.</text:p>
      <text:p text:style-name="P60"><text:span text:style-name="T18">– </text:span>Выпрыгивааа... <text:span text:style-name="T18">–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8">– </text:span>Эммм... Уже можно открывать? <text:span text:style-name="T18">– л</text:span>имонная поняшка отняла копыта от висков и открыла глаза. <text:span text:style-name="T18">–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8">– </text:span>Смотри, вот те и ответ на вопрос, куда деваются пони!</text:p>
      <text:p text:style-name="P60"><text:span text:style-name="T18">– </text:span>Где? <text:span text:style-name="T18">– </text:span>единорожка начала оглядываться.</text:p>
      <text:p text:style-name="P60"><text:span text:style-name="T18">– </text:span>Да ты не туда, ты сюда смотри! Вишь, прямо перед тобой! <text:span text:style-name="T18">– </text:span>жёлтая ткнула копытом прямо в меня. <text:span text:style-name="T18">–</text:span> Вот! Его тут до икс-пи-ри-мен-та не было. А терь он есть! Значит, это и есть ответ! Смекаешь?</text:p>
      <text:p text:style-name="P60"><text:span text:style-name="T18">– </text:span>И что? Я всё равно не пойму, куда пони деваются? И куда пропала Скуталу?</text:p>
      <text:p text:style-name="P60"><text:span text:style-name="T18">– Я </text:span>их ем. <text:span text:style-name="T18">– </text:span>зверски ухмыльнувшись, сообщил я поняшам. <text:span text:style-name="T18">–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text:soft-page-break/>От кого: Кантерлот, Дворец, Королевский Секретариат Её Высочества, Дневной Главы Диархии, Принцессы Селестии.</text:p>
      <text:p text:style-name="P56"/>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8">— </text:span>забавного не вполне нормального единорога, считающего себя то человеком, то аликорном.<text:span text:style-name="T1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8">—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8">— </text:span>ключ к разгадке тайны исчезновения пони.</text:p>
      <text:p text:style-name="P67"><text:span text:style-name="T1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8">—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8">— </text:span>компания алмазных псов, производящая рубиновые резонаторы для ускорителей <text:span text:style-name="T1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8">—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8">—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8">P.S. Н</text:span>е гневите мироздание воровством! <text:span text:style-name="T39">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8">— </text:span>если ты уже не сердишься на меня <text:span text:style-name="T18">—</text:span> или просто кладу рог тебе на плечо в противном случае.</text:p>
      <text:p text:style-name="P67"/>
      <text:p text:style-name="P5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5"/>
      <text:p text:style-name="P55">P.S.P.S. <text:span text:style-name="T1">Я всё равно дождусь, когда ты перестанешь злиться!</text:span></text:p>
      <text:p text:style-name="P64"/>
      <text:h text:style-name="Heading_20_2" text:outline-level="2">13. Мэйнхэттен</text:h>
      <text:p text:style-name="P79">ZZ Top – Gimme all your lovin</text:p>
      <text:p text:style-name="P60"><text:span text:style-name="T18">–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8">– </text:span>Не отсылается. Глюк какой-то.</text:p>
      <text:p text:style-name="P60">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8">«connection timeout». </text:span>А с особенностями понячьей бюрократии я уже немного ознакомился: было бы легче уговорить Селли нарисовать солнцем «<text:span text:style-name="T18">х#й</text:span>» на небе, чем заставить пони-чинушу поступиться хотя бы запятой в должностных инструкциях.</text:p>
      <text:p text:style-name="P60"><text:span text:style-name="T18">– </text:span>Может, она заснула? <text:span text:style-name="T18">– </text:span>Твайлайт ходила кругами по периметру библиотеки. <text:span text:style-name="T18">– </text:span>Ты говорил, она в последнее время выглядит невыспавшейся.</text:p>
      <text:p text:style-name="P60"><text:span text:style-name="T18">– А </text:span>я думаю, это её критические дни или какая-нибудь другая подобная фигня мешает. <text:span text:style-name="T18">– </text:span>вклинилась радужногривая пегаска. <text:span text:style-name="T1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8">– </text:span>Это неправильно! <text:span text:style-name="T18">– </text:span>заявила Рэйнбоу Дэш, отвернувшись от окна.</text:p>
      <text:p text:style-name="P60"><text:span text:style-name="T18">– </text:span>Ну да, я тоже так считаю. <text:span text:style-name="T18">– </text:span>откликнулся я. <text:span text:style-name="T18">– </text:span>Тащиться через полстраны только из-за неправильно составленной бумажки!</text:p>
      <text:p text:style-name="P60"><text:span text:style-name="T18">– </text:span>Да я не про то! <text:span text:style-name="T18">– </text:span>отмахнулась пегаска. <text:span text:style-name="T18">– </text:span>Посмотри на поле.</text:p>
      <text:p text:style-name="P60"><text:span text:style-name="T18">– </text:span>И что? Поле как поле.</text:p>
      <text:p text:style-name="P60"><text:span text:style-name="T18">– </text:span>Оно не убрано. <text:span text:style-name="T18">– </text:span>мрачно ответила пегаска. <text:span text:style-name="T18">–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8">– </text:span>У самого посёлка поля убраны. Наверняка дойдёт дело и до остальных.</text:p>
      <text:p text:style-name="P60"><text:span text:style-name="T18">– </text:span>Не дойдёт. <text:span text:style-name="T18">– </text:span>Рэйнбоу Дэш уставилась в карты, сморщила нос и побила мою шестёрку валетом. <text:span text:style-name="T1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8">– </text:span>Спасибо, но от пинкиных плюшек у меня фланки округляются.</text:p>
      <text:p text:style-name="P60"><text:span text:style-name="T18">– </text:span>Да ладно тебе, Рэйнбоу Дэш! От одной не округлятся.</text:p>
      <text:p text:style-name="P60"><text:span text:style-name="T18">– </text:span>От одной —<text:span text:style-name="T18"> </text:span>нет. Но я ж на одной не остановлюсь... И вот что. Зови меня Дэш! А то и мне придётся звать тебя полным именем, а я этого не выношу. <text:span text:style-name="T18">– </text:span>Пегаска взяла карту и нахмурилась. <text:span text:style-name="T18">–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8"> </text:span>Как будто…</text:p>
      <text:p text:style-name="P60"><text:span text:style-name="T18">–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8">–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soft-page-break/>…</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8">– </text:span>Что за…?</text:p>
      <text:p text:style-name="P10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8">– </text:span>Леди и джентльпони! Просьба не паниковать! Поезд дальше не идёт: впереди провал! <text:span text:style-name="T18">– </text:span>крикнул проводник.</text:p>
      <text:p text:style-name="P60"><text:span text:style-name="T18">– </text:span>Какой ещё, в дышло, провал? Я проезжал тут два дня назад!</text:p>
      <text:p text:style-name="P60"><text:span text:style-name="T18">– </text:span>Безобразие! Верните мне деньги за билет!</text:p>
      <text:p text:style-name="P60"><text:span text:style-name="T18">– </text:span>Как вы смеете! Я опоздаю в порт! <text:s/><text:span text:style-name="T18">–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8">– </text:span>Эта дыра фиг знает на сколько длится! <text:span text:style-name="T18">– </text:span>заявила Дэш, выныривая из темноты. <text:span text:style-name="T1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8">– </text:span>Дэш, нам надо на ту сторону.</text:p>
      <text:p text:style-name="P60"><text:span text:style-name="T18">– </text:span>Нет проблем. Я могу тебя перенести.</text:p>
      <text:p text:style-name="P60">Я с сомнением посмотрел на пегаску. Дэш в холке была мне по пояс.</text:p>
      <text:p text:style-name="P60"><text:span text:style-name="T18">– </text:span>Ты точно в этом уверена?</text:p>
      <text:p text:style-name="P6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8">– </text:span>Почти. На восемьдесят процентов. Тут какой-то воздух разрежённый, мне трудно удерживать тебя. <text:span text:style-name="T18">– </text:span>пожаловалась пегаска. <text:span text:style-name="T18">– </text:span><text:s/>Хотя раньше я и побольше вес подымала, честно!</text:p>
      <text:p text:style-name="P60">Мля.</text:p>
      <text:p text:style-name="P60"><text:soft-page-break/><text:span text:style-name="T1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8">–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8">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8">– </text:span>двенадцать метров вперёд. Вот, переползу через стык <text:span text:style-name="T1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8">– </text:span>Ты как, в порядке? Макс? <text:span text:style-name="T18">– п</text:span>егаска озабоченно потрогала меня за плечо. <text:span text:style-name="T18">–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8">– </text:span>Я чувствую, что только что упустил отличную возможность отлить на вселенную!</text:p>
      <text:p text:style-name="P60"/>
      <text:p text:style-name="P61">***</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8">– </text:span>Павильон закрыт! Вы опоздали на две недели. <text:span text:style-name="T18">–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65">Принцесса Селестия Эквестрийская, Дневная Глава Диархии, Непобедимое Солнце, Защитница Кантерлота, Страж Эверфри и прочая и прочая...» </text:span><text:span text:style-name="T59">– </text:span><text:span text:style-name="T64">прочитал охранник, близоруко щурясь.</text:span></text:p>
      <text:p text:style-name="P60"><text:span text:style-name="T18">– </text:span>Удостоверение личности предъявлять? <text:span text:style-name="T18">– </text:span>осведомился я.</text:p>
      <text:p text:style-name="P60"><text:span text:style-name="T18">– </text:span>Ч-ч-человеку М-м-максу? <text:span text:style-name="T18">–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8">– </text:span>Нет, ты видела? Он мне чуть носок не размозжил, с-с-скотина!!! <text:span text:style-name="T18">– </text:span>заорал я, прыгая на одной ноге. <text:span text:style-name="T18">– </text:span>Вызывай полицию, пока я этого мудака не прибил нахрен!</text:p>
      <text:p text:style-name="P60">Дэш, ни слова не говоря, прислонила ухо к двери.</text:p>
      <text:p text:style-name="P60"><text:span text:style-name="T18">– </text:span>Будешь смеяться, но именно этим он и занят. Вызывает полицию по телефону. <text:span text:style-name="T18">– </text:span>сообщила пегаска.</text:p>
      <text:p text:style-name="P60"><text:span text:style-name="T18">– </text:span>Ха-ха-ха! Очень смешно, сейчас животик надорву! <text:span text:style-name="T18">– </text:span>съязвил я. <text:span text:style-name="T18">–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8">– </text:span>Оп-па! <text:span text:style-name="T18">– </text:span>пегаска оторвала ухо от двери. <text:span text:style-name="T18">–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8">– </text:span>Сколько у нас времени?</text:p>
      <text:p text:style-name="P60">Дэш почесала в затылке.</text:p>
      <text:p text:style-name="P60"><text:span text:style-name="T1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8">–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8">–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text:soft-page-break/></text:p>
      <text:p text:style-name="P60">Разумеется, полиция приехала, как только мы обнаружили эти чёртовы резонаторы — иначе ж и быть не могло!</text:p>
      <text:p text:style-name="P60">…</text:p>
      <text:p text:style-name="P60">Я рубил пожарным топором тяжёлую директорскую дверь с табличкой «<text:span text:style-name="T1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8">– “</text:span>Портативный магоэнергетический ускоритель «<text:span text:style-name="T18">Psyntel Rari2+ DDR</text:span>»,<text:span text:style-name="T18"> </text:span>демо-прототип<text:span text:style-name="T18">” – </text:span>прочитал я на бирке. <text:span text:style-name="T18">– </text:span>Оно!<text:span text:style-name="T18">&lt;</text:span>Т<text:span text:style-name="T29">вайлайт в Понивилле, услышав про портативный ускоритель, захочет его получить. Макс смутится</text:span><text:span text:style-name="T18">&gt;</text:span></text:p>
      <text:p text:style-name="P60">Снаружи послышался вой сирены и цокот множества копыт.</text:p>
      <text:p text:style-name="P60"><text:span text:style-name="T1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8">– </text:span>Это твои двадцать минут? <text:span text:style-name="T18">– </text:span>возмутился я. <text:span text:style-name="T18">– </text:span>Да ещё и десяти не прошло!</text:p>
      <text:p text:style-name="P60">Дэш вымучено скривилась.</text:p>
      <text:p text:style-name="P60"><text:span text:style-name="T18">– </text:span>Человек Макс, здание окружено! Мы знаем, что ты внутри! Выходи добровольно, или будешь взят силой! <text:span text:style-name="T18">– </text:span>загремел усиленный мегафоном голос.</text:p>
      <text:p text:style-name="P60">Я разбил топором стеклянные дверцы прибора и вытащил рубины.</text:p>
      <text:p text:style-name="P60"><text:span text:style-name="T1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8">– </text:span>Ну уж фигушки. Я тебя тут не оставлю.</text:p>
      <text:p text:style-name="P60"><text:span text:style-name="T18">– </text:span>Дэш! <text:span text:style-name="T18">– </text:span>взмолился я. <text:span text:style-name="T18">–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8">– </text:span>Ты не понимаешь! <text:span text:style-name="T18">– </text:span>упрямо мотнула головой пегаска. <text:span text:style-name="T18">–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pan text:style-name="T18">– </text:span>Быстро за мной! <text:span text:style-name="T18">–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8">– Ю-</text:span>хууу<text:span text:style-name="T18">!!!</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8">– </text:span>Где-то тут должна быть дверь на крышу. Не могли же они залазить туда по пожарной лестнице?</text:p>
      <text:p text:style-name="P60"><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8">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8">– </text:span>Макс, подвинься!</text:p>
      <text:p text:style-name="P60">Пегаска оттеснила меня крупом и повернулась к двери задом.</text:p>
      <text:p text:style-name="P60"><text:span text:style-name="T18">–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8">– </text:span>Ты чего на меня так уставился? <text:span text:style-name="T18">– </text:span>подозрительно спросила пегаска.</text:p>
      <text:p text:style-name="P60"><text:span text:style-name="T18">– </text:span>Да так… Не ожидал, что ты такая…</text:p>
      <text:p text:style-name="P60"><text:span text:style-name="T18">– </text:span>Офигенски сильная? <text:span text:style-name="T18">– </text:span>зарделась Дэш. <text:span text:style-name="T18">–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8">– </text:span>Ты! Не! По! Нял! Те! Бе! Не! Льзя! Тут! Ос! Та! ВАТЬСЯ!!! <text:span text:style-name="T18">–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pan text:style-name="T18">– </text:span>Ты чего делаешь??!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60"><text:soft-page-break/>Некоторое время было тихо. Потом хлопнули ставни и чей-то сонный голос недовольно пробормотал:</text:p>
      <text:p text:style-name="P60"><text:span text:style-name="T18">–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8">–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8">– </text:span>Так-так, посмотрим, что тут у нас. Ага. Гм. Это наверняка тот монстр-человек,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8">– </text:span>А это у нас кто? Гмм. Пегаска. Вот так раз! Рэйнбоу Дэш! Какими судьбами?</text:p>
      <text:p text:style-name="P60"><text:span text:style-name="T18">– </text:span>ТРИКСИ! <text:span text:style-name="T18">– <text:s/></text:span>фейсхуфнула Дэш. <text:span text:style-name="T18">– </text:span>Во имя Селестии, ЧТО ты тут делаешь?!!</text:p>
      <text:p text:style-name="P60"><text:span text:style-name="T18">– </text:span>Зарабатываем себе на жизнь представлениями, как ни странно! <text:span text:style-name="T18">– </text:span>язвительно ответила единорожка. <text:span text:style-name="T18">–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8">–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8">– </text:span>Нам не интересно знать, что ты подумал. <text:span text:style-name="T18">– </text:span>единорожка зевнула. <text:span text:style-name="T18">– </text:span>Мы намерены сдать вас в полицию.</text:p>
      <text:p text:style-name="P60"><text:span text:style-name="T18">– </text:span>Трикси! Не смей! У нас мегаважное задание! Нам нужно вернуться Понивилль во что бы то ни стало! <text:span text:style-name="T18">– </text:span>пегаска извивалась изо всех сил, пытаясь выбраться из магического захвата.</text:p>
      <text:p text:style-name="P60"><text:span text:style-name="T18">– </text:span>Три раза ХА! Назови хоть одну причину, по которой нам должно быть не всё равно! <text:span text:style-name="T18">– </text:span>насмешливо сказала Трикси. <text:span text:style-name="T18">–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8">– </text:span>Ей ведь нельзя рассказывать, да?</text:p>
      <text:p text:style-name="P60"><text:span text:style-name="T18">– </text:span>Нельзя. <text:span text:style-name="T18">– </text:span>подтвердил я. <text:span text:style-name="T18">–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8">–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8">– </text:span>ОГО!</text:p>
      <text:p text:style-name="P60">Единорожка аж уселась на крыльцо от удивления.</text:p>
      <text:p text:style-name="P60"><text:span text:style-name="T18">– </text:span>Представлем себе, ЧТО вы скрываете, если ты готова на ТАКОЕ! Признаюсь, вам удалось нас заинтересовать!</text:p>
      <text:p text:style-name="P60"><text:soft-page-break/>Единорожка в задумчивости стала ходить по веранде туда-сюда, разговаривая сама с собой.</text:p>
      <text:p text:style-name="P60"><text:span text:style-name="T18">–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8">– </text:span>Мы приняли решение не выдавать вас полиции в обмен на то, что вы расскажете нам о вашей секретной миссии!</text:p>
      <text:p text:style-name="P60"><text:span text:style-name="T18">– </text:span>Не пойдёт! <text:span text:style-name="T18">– </text:span>заявил я. <text:span text:style-name="T18">– </text:span>Я уже сказал, что это тайна. Мне добавить нечего.</text:p>
      <text:p text:style-name="P60"><text:span text:style-name="T18">– </text:span>Да неужели? <text:span text:style-name="T18">– </text:span>захлопала ресницами Трикси. <text:span text:style-name="T18">–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text:p>
      <text:p text:style-name="P53"/>
      <text:p text:style-name="P60"><text:span text:style-name="T18">– </text:span>Так вот, почему в последнее время представления были такими изматывающими! Утечка магии не может не волновать нас! <text:span text:style-name="T18">– </text:span>единорожка задумалась. <text:span text:style-name="T18">– </text:span>Но твой рассказ не объясняет нам, куда исчезла принцесса Селестия!</text:p>
      <text:p text:style-name="P60"><text:span text:style-name="T18">– </text:span>Так вот почему я не могу нести тебя! <text:span text:style-name="T18">– </text:span>вторила ей пегаска. <text:span text:style-name="T1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8">– </text:span>Стой! Что ты там сказала о Селестии?</text:p>
      <text:p text:style-name="P60">Трикси молча левитировала мне газеты с трюмо.</text:p>
      <text:p text:style-name="P60">Фак! Фак-фак-фак!!!</text:p>
      <text:p text:style-name="P60">«<text:span text:style-name="T39">Исчезновение дневной главы диархии: Эквестрия в панике!</text:span>» (статья двухдневной давности).</text:p>
      <text:p text:style-name="P60">«<text:span text:style-name="T3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0">«<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60">«<text:span text:style-name="T3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8">“Wanted...” .</text:span></text:p>
      <text:p text:style-name="P53"><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60"><text:span text:style-name="T18">– </text:span>Прикинь, а? <text:span text:style-name="T18">– </text:span>участливо ткнулась в меня носом Дэш. <text:span text:style-name="T18">– </text:span>Над моими приколами тоже одна я смеюсь. У<text:span text:style-name="T18">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8">–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Трижды дерьмо!!! Я забыл, что для проведения эксперимента, нам нужна помощь Селестии!</text:p>
      <text:p text:style-name="P60"/>
      <text:p text:style-name="P71"><text:span text:style-name="T1">«.</text:span><text:span text:style-name="T3">..А ускоритель </text:span><text:span text:style-name="T2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60"><text:soft-page-break/>МУ-ХА-ХА!</text:p>
      <text:p text:style-name="P60">Кажется, я знаю, как показать фак провидению! <text:span text:style-name="T18">Show must go on! &lt;</text:span><text:span text:style-name="T29">Макс задумал вместо Селестии использовать Элементы гармонии</text:span><text:span text:style-name="T18">&gt;</text:span></text:p>
      <text:p text:style-name="P60">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0">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5"/>
      <text:h text:style-name="Heading_20_2" text:outline-level="2">14. <text:span text:style-name="T1">Деградация</text:span></text:h>
      <text:p text:style-name="P53">&lt;<text:span text:style-name="T81">David Bowie - Lets Dance/ Ashes To Ashes</text:span></text:p>
      <text:p text:style-name="P53"><text:span text:style-name="T81">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9">Добро пожаловать в Груммингтон! Вам здесь рады!</text:span></text:p>
      <text:p text:style-name="P60"><text:soft-page-break/><text:span text:style-name="T39">Население города </text:span><text:span text:style-name="T82">302 пони</text:span><text:span text:style-name="T39">.</text:span></text:p>
      <text:p text:style-name="P60"><text:span text:style-name="T82">250 пони</text:span><text:span text:style-name="T39">.</text:span></text:p>
      <text:p text:style-name="P60"><text:span text:style-name="T82">125 поней</text:span><text:span text:style-name="T39">.</text:span></text:p>
      <text:p text:style-name="P60"><text:span text:style-name="T39">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3">Крепко обнимаю, чешу холку, хлопаю по шее! Твой Макс. </text:span><text:span text:style-name="T27">Дружба </text:span><text:span text:style-name="T53">—</text:span><text:span text:style-name="T27"> </text:span><text:span text:style-name="T3">э</text:span><text:span text:style-name="T27">то, </text:span><text:span text:style-name="T84">так её </text:span><text:span text:style-name="T3">разэтак</text:span><text:span text:style-name="T84">,</text:span><text:span text:style-name="T27"> магия!</text:span><text:span text:style-name="T74">»</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text:soft-page-break/>–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text:soft-page-break/>–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 Хорошая… ммм… сказка… – пробормотала пегаска сонно. Зевнув во весь рот она потянулась и, обняв мою ногу, заснула.</text:p>
      <text:p text:style-name="P60">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text:soft-page-break/>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82">37 пни</text:span></text:p>
      <text:p text:style-name="P72">24пн</text:p>
      <text:p text:style-name="P72">15</text:p>
      <text:p text:style-name="P60"><text:span text:style-name="T39">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9">Добро пожаловать в Груммингтон! Вам здесь рады!</text:span></text:p>
      <text:p text:style-name="P60"><text:span text:style-name="T39">Население города </text:span><text:span text:style-name="T82">302 пони</text:span><text:span text:style-name="T39">.</text:span></text:p>
      <text:p text:style-name="P60"><text:span text:style-name="T82">250 пони</text:span><text:span text:style-name="T39">.</text:span></text:p>
      <text:p text:style-name="P60"><text:span text:style-name="T82">125 поней</text:span><text:span text:style-name="T39">.</text:span></text:p>
      <text:p text:style-name="P60"><text:span text:style-name="T39">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8">&lt;</text:span><text:span text:style-name="T73">Metallica-Enter Sandman</text:span><text:span text:style-name="T18">&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53">&lt;<text:span text:style-name="T72">Elo - Sorrow about to fall</text:span>&gt;</text:p>
      <text:p text:style-name="P53">&lt;<text:span text:style-name="T72">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text:soft-page-break/>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вижу скалу Кантерлот. Ещё день пути — и сворачиваем к Понивиллю.</text:p>
      <text:p text:style-name="P60">– А ты выдержишь?</text:p>
      <text:p text:style-name="P60">Пегаска фыркнула.</text:p>
      <text:p text:style-name="P60"><text:soft-page-break/>–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text:span text:style-name="T86">Пегаска разошлась не на шутку, навёрстывая упущенное в бесполётные дни. Мне не хотелось портить ей удовольствие, и потому я пропустил момент, когда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text:span>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text:span text:style-name="T86">столкновения </text:span>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text:p>
      <text:p text:style-name="P68">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text:soft-page-break/>–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text:span text:style-name="T91">в звёздную темноту</text:span>…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0">…</text:p>
      <text:p text:style-name="P60">Сознание с трудом возвра<text:span text:style-name="T91">щал</text:span>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text:soft-page-break/>–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8">–</text:span> А какой у тебя там был образ жизни?</text:p>
      <text:p text:style-name="P60"><text:span text:style-name="T18">–</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8">–</text:span> Дискордовы яйца! Ты сидел в тюрьме? За что тебя посадили?</text:p>
      <text:p text:style-name="P60"><text:span text:style-name="T18">–</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8">–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6">о такие… гм… заклинания. Ты </text:span><text:span text:style-name="T55">пишешь</text:span><text:span text:style-name="T66"> программу, запускаешь её, а потом она делает что-то для тебя.</text:span></text:p>
      <text:p text:style-name="P4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6"><text:span text:style-name="T1">–</text:span> Вряд ли меня так можно называть. Очень далёкие параллели. <text:span text:style-name="T1">И у</text:span> нас совсем нет магии.</text:p>
      <text:p text:style-name="P60"><text:span text:style-name="T6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ёдельного озера. Дэш озадаченно осматривалась.</text:p>
      <text:p text:style-name="P62">–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text:soft-page-break/>– Ты хочешь сказать, нам надо <text:span text:style-name="T18">сделать крюк</text:span> в сто миль?! Да это ж ещё неделю ходьбы! У нас картошки осталось на день, твоими стараниями<text:span text:style-name="T18">!</text:span></text:p>
      <text:p text:style-name="P62">Пегаска <text:span text:style-name="T18">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4"/>
      <text:p text:style-name="P54">…</text:p>
      <text:p text:style-name="P54">&lt;<text:bookmark text:name="eow-title"/><text:span text:style-name="T75">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text:soft-page-break/>– О Селестии! Думаешь, я не видела тво<text:span text:style-name="T87">ю</text:span> <text:span text:style-name="T87">мордочку</text:span>,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83">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text:span text:style-name="T87">в </text:span>заклинани<text:span text:style-name="T87">и</text:span>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8">—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8">—</text:span> скажем, метров <text:span text:style-name="T1">сорок.</text:span> <text:span text:style-name="T1">Н</text:span>о в такой воде <text:span text:style-name="T51">—</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8">–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8">– </text:span>Выф-выф-вуф! <text:span text:style-name="T18">– </text:span>возразил я.</text:p>
      <text:p text:style-name="P62">Отпихнув от лица живот пегаски и выплюнув шерсть, я продолжил.</text:p>
      <text:p text:style-name="P62"><text:soft-page-break/><text:span text:style-name="T18">–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2"><text:span text:style-name="T18">– </text:span>Бе-бе-бе! <text:span text:style-name="T18">– </text:span>устало передразнила меня Дэш. <text:span text:style-name="T18">– </text:span>Макс! Я <text:span text:style-name="T18">— </text:span>плохая пони, потому что хотела получить то, что мне не принадлежит. Но какой же ты всё-таки глупый! Пойми, смертные <text:span text:style-name="T18">— </text:span>игрушки в копытах вечных. Любимые, но всего лишь игрушки. Они заботятся о нас, они <text:span text:style-name="T18">— </text:span>наши обожаемые принцессы, и мы боимся их потерять, но мы для них <text:span text:style-name="T18">—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8">– </text:span>Дэш, я знаю. Просто не могу о ней забыть.</text:p>
      <text:p text:style-name="P62">Пегаска тяжело поднялась.</text:p>
      <text:p text:style-name="P62"><text:span text:style-name="T18">– </text:span>Везёт же некоторым. <text:span text:style-name="T18">– </text:span>пробормотала она, раскрывая крылья для просушки.</text:p>
      <text:p text:style-name="P62">…</text:p>
      <text:p text:style-name="P62"><text:span text:style-name="T18">– А </text:span>ты круто ныряешь<text:span text:style-name="T18">! – </text:span>уважительно заметила пегаска после нескольких минут молчания. <text:span text:style-name="T18">–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8">– </text:span>Это остатки былой славы. Мой институтский рекорд <text:span text:style-name="T18">—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0">– </text:span><text:span text:style-name="T51">Макс, ты весь дрожишь! Тебе надо просушить шерсть. </text:span>Снимай-ка одежду! <text:span text:style-name="T18">–</text:span> <text:span text:style-name="T1">с</text:span>командовала Дэш.</text:p>
      <text:p text:style-name="P1"><text:span text:style-name="T18">–</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8">–</text:span> Куда это ты спрятался? <text:span text:style-name="T18">–</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8">–</text:span> Ты чего? <text:span text:style-name="T18">–</text:span> <text:span text:style-name="T1">в</text:span> конце-концов озадаченно спросила она. <text:span text:style-name="T18">–</text:span> Что-то не так?</text:p>
      <text:p text:style-name="P1"><text:span text:style-name="T18">–</text:span> Не так, <text:span text:style-name="T18">–</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8">–</text:span> А с кем не так? Со мной? С тобой? Или вообще? <text:span text:style-name="T18">–</text:span> <text:span text:style-name="T1">д</text:span>опытывалась пегаска.</text:p>
      <text:p text:style-name="P1"><text:span text:style-name="T18">–</text:span> Наверное, со мной. <text:span text:style-name="T18">–</text:span> <text:span text:style-name="T1">я</text:span> завязал рукава куртки за спиной и вышел из-за куста. <text:span text:style-name="T18">–</text:span> Видишь ли, у нас, у людей, не принято находиться без одежды в обществе других… людей.</text:p>
      <text:p text:style-name="P1"><text:span text:style-name="T18">–</text:span> Ну и?</text:p>
      <text:p text:style-name="P1"><text:span text:style-name="T1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8">–</text:span> А какой смысл в этом правиле? Какую цель оно преследует?</text:p>
      <text:p text:style-name="P1"><text:span text:style-name="T1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8">–</text:span> Я знаю, что такое социальное табу, <text:span text:style-name="T18">–</text:span> важно кивнула Дэш. <text:span text:style-name="T18">–</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8">–</text:span> Вот видишь, ты меня правильно поняла. Описанные тобой табу у нас, кстати, тоже есть.</text:p>
      <text:p text:style-name="P1"><text:span text:style-name="T18">–</text:span> Но, с другой стороны, <text:span text:style-name="T18">–</text:span> продолжала пегаска, подходя ко мне поближе, <text:span text:style-name="T1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8">–</text:span> Дэш подошла вплотную, <text:span text:style-name="T18">–</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8">–</text:span> Дэш!.. Блин! <text:span text:style-name="T18">–</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8">– </text:span>Ты так смешно выглядишь, когда пытаешься спрятаться. <text:span text:style-name="T18">–</text:span> <text:span text:style-name="T1">п</text:span>егаска, немного наклонив голову, наблюдала за моими попытками скрестить ноги и обнять колени руками. <text:span text:style-name="T18">–</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8">–</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8">–</text:span> А-ХА-ХА-ХА-ХА!!! <text:span text:style-name="T18">–</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8">–</text:span> У тебя оригинальный способ исповедаться, Дэш. <text:span text:style-name="T18">–</text:span> наконец закашлялся я. <text:span text:style-name="T18">–</text:span> <text:span text:style-name="T1">Устроить кораблекрушение, з</text:span>атащить в укромное местечко, <text:span text:style-name="T9">а </text:span>под конец сорвать штаны и… <text:span text:style-name="T18">–</text:span> тут Дэш сама прыснула от смеха.</text:p>
      <text:p text:style-name="P1">Вдоволь отсмеявшись, Дэш ткнула меня носом в грудь и спросила:</text:p>
      <text:p text:style-name="P1"><text:span text:style-name="T18">–</text:span> И?</text:p>
      <text:p text:style-name="P1"><text:span text:style-name="T18">–</text:span> Что “и”?</text:p>
      <text:p text:style-name="P1"><text:span text:style-name="T18">–</text:span> Ты сказал: “ А под конец сорвать штаны и…” <text:span text:style-name="T18">–</text:span> вот я и хочу знать, что “и”?</text:p>
      <text:p text:style-name="P1">Я смутился.</text:p>
      <text:p text:style-name="P1"><text:span text:style-name="T18">–</text:span> Да ничего… Не бери в голову.</text:p>
      <text:p text:style-name="P1"><text:span text:style-name="T18">–</text:span> А я хочу брать! Какой ты всё-таки… <text:span text:style-name="T18">–</text:span> Дэш встала, потянувшись сначала передней половиной <text:span text:style-name="T1">тела</text:span>, <text:span text:style-name="T1">а </text:span>потом задней.</text:p>
      <text:p text:style-name="P1"><text:span text:style-name="T18">–</text:span> Какой?</text:p>
      <text:p text:style-name="P1"><text:span text:style-name="T18">–</text:span> Скучный <text:span text:style-name="T1">—</text:span> вот какой! <text:span text:style-name="T1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8">–</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6"><text:soft-page-break/>Я непонимающе смотрел на пегаску.</text:p>
      <text:p text:style-name="P1"><text:span text:style-name="T18">–</text:span> <text:span text:style-name="T1">Р</text:span>ешай. <text:span text:style-name="T18">–</text:span> <text:span text:style-name="T1">е</text:span>ё нос почти касался моего. <text:span text:style-name="T18">–</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8">–</text:span> Дэш, ты..?</text:p>
      <text:p text:style-name="P1"><text:span text:style-name="T18">–</text:span> Да, Дискорд тебя забери! Я предлагаю тебе ЗА-НЯТЬ-СЯ СЕК-СОМ со мной! <text:span text:style-name="T18">–</text:span> зло отчеканила пегаска. <text:span text:style-name="T18">–</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8">– </text:span><text:span text:style-name="T1">Я не умею. Неумеха. </text:span><text:span text:style-name="T18">–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9">И за это мгновение я принял решение. К чёрту всё! </text:span><text:span text:style-name="T30">Я обетов верности не давал. И вообще, мы с Селли только друзья</text:span><text:span text:style-name="T1">.</text:span></text:p>
      <text:p text:style-name="P1"><text:span text:style-name="T18">–</text:span> Дэш!</text:p>
      <text:p text:style-name="P1"><text:span text:style-name="T18">–</text:span> Да? <text:span text:style-name="T18">–</text:span> печально отозвалась пегаска, снова <text:span text:style-name="T10">с</text:span>клонившись ко мне.</text:p>
      <text:p text:style-name="P1">Я привстал на локте, притянул её голову к себе и поцеловал.</text:p>
      <text:p text:style-name="P145"><text:span text:style-name="T17">Плавно сгибая ноги</text:span>, как в замедленной съёмке, Дэш опустилась на меня. издав протяжный вздох и расслабив крылья.</text:p>
      <text:p text:style-name="P1"><text:span text:style-name="T18">–</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8">–</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8">–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8">– </text:span>Хорошо, <text:span text:style-name="T88">пусть это будет моей фантазией</text:span>. А ты правда принимаешь меня?</text:p>
      <text:p text:style-name="P6"><text:span text:style-name="T18">– </text:span>Правда. <text:span text:style-name="T90">Но</text:span>...</text:p>
      <text:p text:style-name="P1"><text:span text:style-name="T18">–</text:span> Что?</text:p>
      <text:p text:style-name="P1"><text:span text:style-name="T18">–</text:span> Ты лежишь на мне.</text:p>
      <text:p text:style-name="P1"><text:span text:style-name="T18">–</text:span> Ну да, лежу, <text:span text:style-name="T18">–</text:span> Дэш ехидно улыбнулась и заёрзала животом. <text:span text:style-name="T18">–</text:span> А что?</text:p>
      <text:p text:style-name="P1"><text:span text:style-name="T18">–</text:span> А то, что в таком положении я до тебя не достану! У тебя слишком высоко расположена... ммм… анатомия.</text:p>
      <text:p text:style-name="P1"><text:span text:style-name="T18">–</text:span> Потерпи чуть-чуть, <text:span text:style-name="T18">–</text:span> пегаска хихикнула и снова заёрзала животом, прижав его ко мне. <text:span text:style-name="T18">–</text:span> Мне прикольно ощущать своим вымечком <text:span text:style-name="T1">твою... анатомию</text:span>.</text:p>
      <text:p text:style-name="P3">Пока она ёрзала, я начал ощущать напряжение в низу живота. <text:span text:style-name="T1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text:span text:style-name="T18">–</text:span> Дэш, <text:span text:style-name="T18">–</text:span> прошептал я, <text:span text:style-name="T18">–</text:span> я перестаю себя контролировать. Ещё немного <text:span text:style-name="T1">—</text:span> и кончу. Тебе же ничего не останется.</text:p>
      <text:p text:style-name="P3"><text:soft-page-break/>Пегаска замерла и прикоснулась своим носом к моему.</text:p>
      <text:p text:style-name="P23">&lt;<text:span text:style-name="T72">Seal – Amazing (Thin White Duke remix)</text:span>&gt;</text:p>
      <text:p text:style-name="P3"><text:span text:style-name="T18">–</text:span> Я чувствую тебя, <text:span text:style-name="T18">–</text:span> промурлыкала Дэш. <text:span text:style-name="T18">–</text:span> Видишь, это совсем не страшно, что я кобыла не твоего вида.</text:p>
      <text:p text:style-name="P3">Я начал почёсывать её шею у основания гривы.</text:p>
      <text:p text:style-name="P3"><text:span text:style-name="T18">–</text:span> Не страшно. Но чертовски необычно. <text:span text:style-name="T11">Никак не могу привыкнуть.</text:span></text:p>
      <text:p text:style-name="P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text:span text:style-name="T18">–</text:span> <text:span text:style-name="T12">Всегда удивлялся</text:span>, как вы, пони-пегасы, держитесь в воздухе с помощью таких относительно небольших крыльев? А ты, вдобавок, ещё и тащила меня. <text:span text:style-name="T12">То есть, понятно, что это магия, но всё равно выглядит удивительно. </text:span><text:span text:style-name="T14">У единорогов хотя бы левитационная аура видна.</text:span></text:p>
      <text:p text:style-name="P144"><text:span text:style-name="T18">–</text:span> <text:span text:style-name="T12">Да-а-а</text:span>. <text:span text:style-name="T18">–</text:span> <text:span text:style-name="T1">т</text:span>яжело дышала пегаска. <text:span text:style-name="T18">–</text:span> Фактическая поверхность крыльев с помощью магии увеличивается в несколько раз. И... м-м-м… силы отталкивания хватает на то, чтобы… уффф... <text:span text:style-name="T18">–</text:span> мой палец почеса<text:span text:style-name="T15">л</text:span> желобок между махательными мышцами крыльев. <text:span text:style-name="T15">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8">–</text:span> Чтобы поднять в воздух вес своего тела и ещё примерно такой же… <text:span text:style-name="T18">–</text:span> прошептала пегаска и закрыла глаза, уткнувшись носом мне в <text:span text:style-name="T15">плечо</text:span>. Дыхание у неё стало прерывистым.</text:p>
      <text:p text:style-name="P3"><text:span text:style-name="T18">–</text:span> А как вы удерживаетесь на облаках? Ведь вы при этом не машете крыльями? <text:span text:style-name="T1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text:span text:style-name="T18">–</text:span> Макс, не издевайся, <text:span text:style-name="T18">–</text:span> пегаска нервно хихикнула и вдруг стала нежно, кончиками губ, жевать мочку моего уха. <text:span text:style-name="T18">–</text:span> Я не-мо-гу думать в та-ком… ммм… состоянии.</text:p>
      <text:p text:style-name="P3"><text:span text:style-name="T18">–</text:span> Дэш, <text:span text:style-name="T18">–</text:span> рассмеялся я, <text:span text:style-name="T18">–</text:span> отпусти ухо!</text:p>
      <text:p text:style-name="P3"><text:span text:style-name="T18">–</text:span> Отпускаю, <text:span text:style-name="T18">–</text:span> шепнула пегаска мне в ухо. <text:span text:style-name="T18">–</text:span> А ты вытаскивай из меня палец и займись делом.</text:p>
      <text:p text:style-name="P3">С этими словами пегаска встала.</text:p>
      <text:p text:style-name="P62"/>
      <text:h text:style-name="Heading_20_2" text:outline-level="2">16. <text:span text:style-name="T13">Побег </text:span><text:span text:style-name="T16">из Понивилля</text:span><text:span text:style-name="T13">.</text:span></text:h>
      <text:p text:style-name="P62"/>
      <text:p text:style-name="P147">«<text:span text:style-name="T40">Падение Клаудсдейла! Город-государство пегасов опустился ниже критической отметки! Пригороды </text:span><text:span text:style-name="T44">облачного города</text:span><text:span text:style-name="T40"> цепляются за самые высокие деревья низлежащей равнины!</text:span>». «<text:span text:style-name="T42">П</text:span><text:span text:style-name="T40">они</text:span><text:span text:style-name="T42">цид</text:span><text:span text:style-name="T44">: исчезновения пони</text:span><text:span text:style-name="T40"> приобрел</text:span><text:span text:style-name="T44">и</text:span><text:span text:style-name="T40"> массовый характер! </text:span><text:span text:style-name="T45">Оставшиеся жители</text:span><text:span text:style-name="T40"> выезжают из обеспоневшей провинции в центральные города. На пустующих границах участились стычки. </text:span><text:span text:style-name="T42">Дипломатический корпус Эквестрии во главе с </text:span><text:span text:style-name="T43">п</text:span><text:span text:style-name="T42">ринцессой Луной пытаются решить конфликт с </text:span><text:span text:style-name="T43">грифонами</text:span>». «<text:span text:style-name="T41">Нехватка погодных пегасов: Вондерболты перешли к круглосуточной вахте</text:span>». «<text:span text:style-name="T46">Общественные работы: распоряжением п</text:span><text:span text:style-name="T40">ринцесс</text:span><text:span text:style-name="T46">ы</text:span><text:span text:style-name="T40"> Лун</text:span><text:span text:style-name="T46">ы пятница и суббота отводятся для строительства</text:span><text:span text:style-name="T40"> мостов через провалы</text:span>».</text:p>
      <text:p text:style-name="P147"/>
      <text:p text:style-name="P148"/>
      <text:p text:style-name="P148"/>
      <text:p text:style-name="P54">&lt;<text:span text:style-name="T30">Самбу устроит Луна в парящем кантерлотском дворце — для успокоения и примирения пони</text:span></text:p>
      <text:p text:style-name="P38">Bee Gees – You Should Be dancing<text:span text:style-name="T47">&gt;</text:span></text:p>
      <text:p text:style-name="P60"/>
      <text:p text:style-name="P60">&lt;<text:span text:style-name="T29">Добавить в фанфик плетение шуточных интриг принцессами друг против дружки</text:span>&gt;</text:p>
      <text:p text:style-name="P60"><text:soft-page-break/></text:p>
      <text:p text:style-name="P53">&lt;<text:span text:style-name="T30">В газетах сообщается о падении Клаудсдейла</text:span>&gt;</text:p>
      <text:p text:style-name="P53"/>
      <text:p text:style-name="P53">&lt;<text:span text:style-name="T30">В сцене прощания (во сне): </text:span></text:p>
      <text:p text:style-name="P53"><text:span text:style-name="T30">- Учти, я нисколечко не жалею о наших поебушках! Даже если это было и не по-настоящему! А если по-настоящему — тем более!</text:span>&gt;</text:p>
      <text:p text:style-name="P60"/>
      <text:p text:style-name="P53">&lt;<text:span text:style-name="T30">Глава 16: Эксперимент в Понивилле, сон Макса, </text:span><text:span text:style-name="T34">сражение с Луной </text:span><text:span text:style-name="T35">вместе с Элементами Гармонии</text:span></text:p>
      <text:p text:style-name="P42">Глава 17: Возвращение в Кантерлот. Переговоры с Луной. Крушение Кантерлота. Появление парящего Замка — <text:span text:style-name="T89">замок парит на защитном заклинании Селестии</text:span></text:p>
      <text:p text:style-name="P42">Глава 18: Возвращение к Замку Двух Сестёр на парящем замке.</text:p>
      <text:p text:style-name="P53"><text:span text:style-name="T30">Дальше — использовать по-максимуму уже написанное</text:span>&gt;</text:p>
      <text:p text:style-name="P53"/>
      <text:p text:style-name="P53">&lt;<text:span text:style-name="T3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3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30">У Вечнодикого леса Дэш сама рассказывает Максу сказку о Ксенофилии</text:span>&gt;</text:p>
      <text:p text:style-name="P60"/>
      <text:p text:style-name="P42">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2">Потом:</text:p>
      <text:p text:style-name="P42">- Учти, мне ни капельки не стыдно за наши поебушки.</text:p>
      <text:p text:style-name="P60"/>
      <text:p text:style-name="P60"/>
      <text:p text:style-name="P53"/>
      <text:p text:style-name="P53">- <text:span text:style-name="T1">Почему ты не хочешь сказать, что ты увидела во время эксперимента? Почему ты сказала: «Человеки рулят»?</text:span></text:p>
      <text:p text:style-name="P60">- Это к делу не относится. - в который раз угрюмо ответила Дэш.</text:p>
      <text:p text:style-name="P53">- <text:span text:style-name="T1">Думаешь, я не видел, как ты следила за мной в Понивиле??!</text:span></text:p>
      <text:p text:style-name="P60">-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60">Дэш помчалась в лес не разбирая дороги.</text:p>
      <text:p text:style-name="P60"/>
      <text:p text:style-name="P53">&lt;<text:span text:style-name="T30">Соседи злы на Эквестрию, потому что аликорны корректируют курс планеты так, чтобы самый хороший климат был именно над Эквестрией</text:span>&gt;</text:p>
      <text:p text:style-name="P60"><text:soft-page-break/></text:p>
      <text:p text:style-name="P115"><text:span text:style-name="T18"><text:s/>&lt;</text:span><text:span text:style-name="T36"> - </text:span><text:span text:style-name="T29">Я не могу быть вашим спасителем! Я намного хуже и испорченнее вас!</text:span><text:span text:style-name="T18">&gt;</text:span></text:p>
      <text:p text:style-name="P60"/>
      <text:p text:style-name="P53">&lt;<text:span text:style-name="T30">Главы с Максом и Дэш — в стиле «Криминального чтива»</text:span>&gt;</text:p>
      <text:p text:style-name="P60"/>
      <text:p text:style-name="P53">&lt;<text:span text:style-name="T29"> - </text:span><text:span text:style-name="T30">Но ты сгоришь! Я не готова без помощи Селестии провести эксперимент на тебе!</text:span></text:p>
      <text:p text:style-name="P42">Я устало закрыл глаза.</text:p>
      <text:p text:style-name="P53"><text:span text:style-name="T29">- </text:span><text:span text:style-name="T30">Плевать! </text:span><text:span text:style-name="T29">Show must go on! </text:span><text:span text:style-name="T30">Проводи по-любому. Буду надеяться на твоё мастерство</text:span>&gt;</text:p>
      <text:p text:style-name="P53"/>
      <text:p text:style-name="P53">&lt;<text:span text:style-name="T3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3"/>
      <text:p text:style-name="P43"/>
      <text:p text:style-name="P43"/>
      <text:p text:style-name="P43">- Сестра <text:s/>всегда норовила спихнуть тяжёлую задачу на кого-нибудь другого!</text:p>
      <text:p text:style-name="P43">- А также совместить приятное с полезным. - заметил я.</text:p>
      <text:p text:style-name="P43">Луна бросила на меня тяжёлый взгляд.</text:p>
      <text:p text:style-name="P43">-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3">- Тогда зачем она..?</text:p>
      <text:p text:style-name="P43">-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3">Меня как будто окатило ледяным душем. Не любовь и даже не дружба. Просто плата за услугу… Даже не дружба...</text:p>
      <text:p text:style-name="P43">- А другие? Они тоже… давали мне потому, что считали меня последним шансом?</text:p>
      <text:p text:style-name="P43">- Другие? Кто ещё?<text:span text:style-name="T19"> </text:span><text:span text:style-name="T74">С кем ещё у тебя были… отношения?</text:span></text:p>
      <text:p text:style-name="P40">- С Рэйнбоу Дэш — ответил я несчастным голосом. - И, может быть, с Пинки.</text:p>
      <text:p text:style-name="P4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9"/>
      <text:p text:style-name="P49"/>
      <text:p text:style-name="P40"/>
      <text:p text:style-name="P1"><text:span text:style-name="T30">В Понивилле</text:span><text:span text:style-name="T29"> — эксперимент с Воплощением Индрэ на </text:span><text:span text:style-name="T3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9">. </text:span><text:span text:style-name="T30">Макс видит дерево реальностей Эквестрии и в своём сне-прошлом в</text:span><text:span text:style-name="T29">идит Селестию в очереди на вылет - </text:span><text:span text:style-name="T30">и в</text:span><text:span text:style-name="T29">идит, куда ведёт чёрный экран </text:span><text:span text:style-name="T30">(в мир людей)</text:span><text:span text:style-name="T29">. </text:span><text:span text:style-name="T3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9">).</text:span><text:span text:style-name="T32"> Потом — бегство из Понивилля (Макса заметили при входе в библиотеку) через туннель в подвале — выжжен ускорителем </text:span><text:soft-page-break/><text:span text:style-name="T32">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0">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0"/>
      <text:p text:style-name="P4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40">Дальше — написано. Дискорда при возврате подменяет Трикси</text:p>
      <text:p text:style-name="P1">&gt;</text:p>
      <text:p text:style-name="P49">- <text:span text:style-name="T1">Ты же говорил, у нас нет магии?</text:span></text:p>
      <text:p text:style-name="P56">- Нет. Но что я, по-твоему, делал за тысячи лет заточения в статуе? Да я столько магии накопил, что могу вывернуть это мирок пару раз наизнанку! <text:span text:style-name="T83">Кстати, он от </text:span>э<text:span text:style-name="T83">того только лучше станет!</text:span></text:p>
      <text:p text:style-name="P56">- Но тогда ты мог бы захватить власть в Эквестрии?</text:p>
      <text:p text:style-name="P56">-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3"><text:span text:style-name="T2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1">&gt;</text:span></text:p>
      <text:p text:style-name="P36"/>
      <text:p text:style-name="P36">&lt;<text:span text:style-name="T1">Добавить в фанфик самбу</text:span>&gt;</text:p>
      <text:p text:style-name="P36"/>
      <text:p text:style-name="P4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3"/>
      <text:p text:style-name="P49">&lt;<text:span text:style-name="T3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0">- В соответствии с законом от … «Об отсутствии одного из соправителей диархии» принимаю всю власть на себя!</text:p>
      <text:p text:style-name="P40"><text:soft-page-break/>-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30">- В законе не указана конкретный соправитель Диархии!</text:span>&gt;</text:p>
      <text:p text:style-name="P49"/>
      <text:p text:style-name="P49">&lt;<text:span text:style-name="T30">Заговорщики таки подняли восстание после исчезновения Селестии. Они обвинили Луну и Макса в узурпации власти</text:span>&gt;</text:p>
      <text:p text:style-name="P49"/>
      <text:p text:style-name="P37">&lt;<text:span text:style-name="T1">Добавить рассуждения на этическую тему на грани катастрофы</text:span>&gt;</text:p>
      <text:p text:style-name="P37"/>
      <text:p text:style-name="P40">&lt;Добавить грозный выход Луны для противостояния повстанцам&gt;</text:p>
      <text:p text:style-name="P40"/>
      <text:p text:style-name="P37">&lt;<text:span text:style-name="T1">Селестия зовёт пони «моими маленькими», потому что они смертны, а она — нет.</text:span>&gt;</text:p>
      <text:p text:style-name="P41">&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40"/>
      <text:p text:style-name="P49"/>
      <text:p text:style-name="P2"><text:span text:style-name="T18">–</text:span> Заклинания Свирла Бородатого обычно срабатывают без ошибок.</text:p>
      <text:p text:style-name="P2"><text:span text:style-name="T18">–</text:span> Если их правильно вызывают, <text:span text:style-name="T18">–</text:span> пробурчал возвратившийся Спайк, укладываясь в корзинку.</text:p>
      <text:p text:style-name="P2"><text:span text:style-name="T18">–</text:span> Что он имел ввиду?</text:p>
      <text:p text:style-name="P2"><text:span text:style-name="T18">–</text:span> Нууу, - Твайлайт смутилась, <text:span text:style-name="T18">–</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8">–</text:span> Единорожка опустила голову.</text:p>
      <text:p text:style-name="P2"/>
      <text:p text:style-name="P2"><text:span text:style-name="T18">&lt;</text:span><text:span text:style-name="T29">Селестия проснётся на Терре в облике кибермозга, т.к. в своём мире она на ступень выше пони (а кибермозг на Терре на ступень выше людей)</text:span><text:span text:style-name="T18">&gt;</text:span></text:p>
      <text:p text:style-name="P16"/>
      <text:p text:style-name="P2"><text:span text:style-name="T18">–</text:span> Да, печально получилось <text:span text:style-name="T18">&lt;</text:span><text:span text:style-name="T30">и всего-то</text:span><text:span text:style-name="T1">?</text:span><text:span text:style-name="T18">&gt;</text:span>. Но вернёмся к заклинанию. Во второй раз вы вызвали его правильно <text:span text:style-name="T1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oft-page-break/><text:span text:style-name="T18">–</text:span> Нет, она мне ничего не говорила. Но, видишь ли, ваше королевство и вы сами описаны в моём мире в детском сериале.</text:p>
      <text:p text:style-name="P2"><text:span text:style-name="T18">–</text:span> Мы? Описаны? <text:span text:style-name="T18">–</text:span> Твайлайт от удивления открыла рот. <text:span text:style-name="T1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8">–</text:span> Вряд ли кто-то из людей побывал здесь до меня. До вас ведь никто не вызывал это заклинание Свирла?</text:p>
      <text:p text:style-name="P2"><text:span text:style-name="T18">–</text:span> Нет. Собрание столь сильных магов запомнилось бы.</text:p>
      <text:p text:style-name="P2"><text:span text:style-name="T1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8">–</text:span> Вам нравятся рассказы про Эквестрию? <text:span text:style-name="T18">–</text:span> Твайлайт улыбнулась.</text:p>
      <text:p text:style-name="P2"><text:span text:style-name="T1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8">–</text:span> Брони?</text:p>
      <text:p text:style-name="P2"><text:span text:style-name="T1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8">–</text:span> Ого! У нас есть поклонники! Интересно было бы поговорить об этом с твоим другом.</text:p>
      <text:p text:style-name="P2"><text:span text:style-name="T18">–</text:span> Его нет. Он погиб полгода назад.</text:p>
      <text:p text:style-name="P2"><text:span text:style-name="T18">–</text:span> О, мои соболезнования! <text:span text:style-name="T18">–</text:span> Твайлайт подошла ко мне и положила переднюю ногу мне на плечо (когда я сидел, она вполне могла достать до него). <text:span text:style-name="T18">–</text:span> Друзей терять очень тяжко.</text:p>
      <text:p text:style-name="P2"><text:span text:style-name="T1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8">–</text:span> Подумать только! <text:span text:style-name="T18">–</text:span> бормотала она про себя, <text:span text:style-name="T1">—</text:span> мы и наша страна описана в жеребячьих книжках в другом мире!</text:p>
      <text:p text:style-name="P56"/>
      <text:p text:style-name="P56"/>
      <text:p text:style-name="P56"/>
      <text:p text:style-name="P2"><text:span text:style-name="T18">–</text:span> Найтмэр Мун и Дискорд не разорвались и не сгорели.</text:p>
      <text:p text:style-name="P2"><text:span text:style-name="T18">–</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8">&lt;</text:span><text:span text:style-name="T3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8">&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8">&gt;</text:span></text:p>
      <text:p text:style-name="P56"/>
      <text:h text:style-name="P15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5">***</text:p>
      <text:p text:style-name="P2"><text:span text:style-name="T18">&lt;</text:span><text:span text:style-name="T29">Влад рассказывает Максу о своём сне </text:span><text:span text:style-name="T36">—</text:span><text:span text:style-name="T29"> как он был поняхой, а потом проснулся в мире Терры</text:span><text:span text:style-name="T18">&gt;</text:span></text:p>
      <text:p text:style-name="P2"/>
      <text:p text:style-name="P5">***</text:p>
      <text:p text:style-name="P16"/>
      <text:p text:style-name="P15"/>
      <text:p text:style-name="P16"><text:span text:style-name="T67">&lt;</text:span><text:span text:style-name="T33">самолёт в эквестрию проваливается во время </text:span><text:span text:style-name="T31">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31">прорыв реальности). Сам рейд описывает Луна во время возвращения Макса в Кантерлот после исчезновения Селестии</text:span><text:span text:style-name="T63">&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7">&lt;<text:span text:style-name="T2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2"><text:span text:style-name="T18">–</text:span> Ты могла бы нести меня телекинезом. Я, после того, как узнал о ваших способностях, удивлялся, почему ты этого не сделала?</text:p>
      <text:p text:style-name="P2"><text:span text:style-name="T18">–</text:span> Шутишь? <text:span text:style-name="T18">–</text:span> Селестия скосила на меня фиалковый глаз, продолжая колдовать с мешочком. <text:span text:style-name="T18">–</text:span> Ты бы потом не захотел бы видеть меня от перенесенного унижения.</text:p>
      <text:p text:style-name="P2"/>
      <text:p text:style-name="P2"><text:span text:style-name="T18">–</text:span> А дальше всё было хуже, намного хуже...</text:p>
      <text:p text:style-name="P2"/>
      <text:p text:style-name="P1"/>
      <text:p text:style-name="P2"/>
      <text:p text:style-name="P5">***</text:p>
      <text:p text:style-name="P16"/>
      <text:p text:style-name="P2"><text:span text:style-name="T18">&lt;Луна - </text:span><text:span text:style-name="T2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8">&gt;</text:span></text:p>
      <text:p text:style-name="P16"/>
      <text:h text:style-name="P158" text:outline-level="2">Рейд пони-рэйнджеров</text:h>
      <text:p text:style-name="P2"/>
      <text:p text:style-name="P32">(леденящий душу триллер, музыка тревожная)</text:p>
      <text:p text:style-name="P7">&lt;<text:span text:style-name="T2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8">–</text:span> Тьфу ты, б-бестия! <text:span text:style-name="T18">–</text:span> Мэдтроттер принялся протирать окровавленное лезвие. <text:span text:style-name="T18">–</text:span> Впервые такую тварь встречаю.</text:p>
      <text:p text:style-name="P2"><text:span text:style-name="T18">–</text:span> Не думаю, что она появится ещё. <text:span text:style-name="T18">–</text:span> Калрус вслушивался в лесной шум. Уши его поворачивались по ветру. <text:span text:style-name="T18">–</text:span> Ты её хорошенько угостил. По первому разряду!</text:p>
      <text:p text:style-name="P2"><text:span text:style-name="T18">–</text:span> У нас, в Аппалузе, это называется “салют легионера”, <text:span text:style-name="T18">–</text:span> усмехнулся Хорст. <text:span text:style-name="T18">–</text:span> Мало кто из врагов его переживает.</text:p>
      <text:p text:style-name="P2"><text:span text:style-name="T18">–</text:span> Первым дежуришь ты, Мэдди. Потом я. Калрус <text:span text:style-name="T18">—</text:span> последним, <text:span text:style-name="T18">–</text:span> решил я. <text:span text:style-name="T1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8">–</text:span> Что за чертовщина? <text:span text:style-name="T18">–</text:span> Мэдтроттер трогал копытом лежащую на земле плеть лианы, которая медленно уползала в чащу, сворачиваясь в колючий клубок.</text:p>
      <text:p text:style-name="P2"><text:span text:style-name="T18">–</text:span> Не нравится мне это, <text:span text:style-name="T18">–</text:span> пробормотал Калрус, стряхивая с крыла зелёную плеть, свесившуюся с дерева и попытавшуюся обвить его махательный сустав. <text:span text:style-name="T1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8">–</text:span> Да уж, <text:span text:style-name="T18">–</text:span> Мэдтроттер обнажил алебарду и закрепил её на ноге остриём вверх. <text:span text:style-name="T1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8">–</text:span> Шанту?</text:p>
      <text:p text:style-name="P2"><text:span text:style-name="T18">–</text:span> Ваше Высочество? Мы никогда не встречали такое существо раньше и я…</text:p>
      <text:p text:style-name="P2"><text:span text:style-name="T1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8">–</text:span> Хотя кое-кто за за тысячу лет воздержания накопил столько силы, что может жонглировать планетами, не думаю, что он <text:span text:style-name="T18">&lt;</text:span><text:span text:style-name="T28">вот эту-то энергию Дискорд и потратил на превращение в дракона в мире Терры</text:span><text:span text:style-name="T18">&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8">&lt;</text:span><text:span text:style-name="T30">Добавить кокатрикса, мантикору и древесных волков. Тентаклианы переименовать в пландерсиды</text:span><text:span text:style-name="T18">&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8">–</text:span> Что за ерунда? <text:span text:style-name="T1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8">–</text:span> Не знаю, что за ерунда, но теперь становится ясно, откуда тут те черепа. <text:span text:style-name="T18">–</text:span> Я вытер накрыльный нож о траву и показал на две продолговатости, тускло белевшие в траве у самого ствола граба. <text:span text:style-name="T1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8">–</text:span> Пхе, будет несколько <text:span text:style-name="T18">—</text:span> выберешь для них самый подходящий! <text:span text:style-name="T1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8">&lt;</text:span><text:span text:style-name="T29">короткий</text:span><text:span text:style-name="T1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8">–</text:span> Ходят слухи, Стар <text:span text:style-name="T1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8">–</text:span> Мечтательно разглагольствовал Калрус.</text:p>
      <text:p text:style-name="P2"><text:span text:style-name="T18">–</text:span> Смотри, как бы ты сам после такой встречи не стал чудным материалом для <text:s/>чудовища, <text:span text:style-name="T18">–</text:span> проворчал Мэдтроттер. <text:span text:style-name="T1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8">–</text:span> Странно, кто-то ходил к замку после того, как он был заброшен, <text:span text:style-name="T18">–</text:span> пробормотал Мэдтроттер. <text:span text:style-name="T1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8">–</text:span> Дискорд! Что их убило? <text:span text:style-name="T18">–</text:span> присвистнул обошедший Хорста с другой стороны Калрус.</text:p>
      <text:p text:style-name="P2"><text:span text:style-name="T18">–</text:span> Что бы их ни убило, нам с этим знакомиться ни к чему, <text:span text:style-name="T18">–</text:span> пробормотал Мэдтроттер озираясь. <text:span text:style-name="T1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8">–</text:span> Это королевский конвой. Такие были на службе у принцесс ещё лет двадцать назад, до Раздора.</text:p>
      <text:p text:style-name="P2"><text:span text:style-name="T18">–</text:span> Такое впечатление, что… <text:span text:style-name="T1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8">–</text:span> ...тут была засада <text:span text:style-name="T1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8">—</text:span> туда мы и помчались, сопровождаемые хлопками и свистом вращающихся шаров.</text:p>
      <text:p text:style-name="P5">***</text:p>
      <text:p text:style-name="P2"><text:span text:style-name="T18">–</text:span> Откуда там останки пегасов? Кто мог поймать их там? Они могут уйти от любой засады.</text:p>
      <text:p text:style-name="P2"><text:span text:style-name="T18">–</text:span> Не знаю, как насчёт летунов, принцессса, но когда мы осматривали кости, на нас было совершено нападение...</text:p>
      <text:p text:style-name="P2"><text:span text:style-name="T18">–</text:span> Вот как? На королевскую стражу в центре Эквестрии? Кто же это был?</text:p>
      <text:p text:style-name="P2"><text:span text:style-name="T18">–</text:span> Лианы, принцесса. <text:span text:style-name="T18">–</text:span> Кимеринн отчеканил последнюю фразу, глядя прямо перед собой. <text:span text:style-name="T1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8">– </text:span>сорок. Мы назвали их <text:span text:style-name="T18">&lt;</text:span><text:span text:style-name="T29">???</text:span><text:span text:style-name="T18">&gt;</text:span></text:p>
      <text:p text:style-name="P2">Луна обошла Кимеринна. </text:p>
      <text:p text:style-name="P2"><text:span text:style-name="T18">–</text:span> У вас рассечен бок. И колотая рана на шее.</text:p>
      <text:p text:style-name="P2"><text:span text:style-name="T18">–</text:span> Не уследил за лианой, Ваше Высочество. Ерунда. Калрус вовремя отсёк плеть. <text:span text:style-name="T18">–</text:span> Голубые глаза Кимеринна смотрели прямо сквозь Луну, не мигая.</text:p>
      <text:p text:style-name="P2"><text:span text:style-name="T1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8">–</text:span> Я ценю вашу службу и хочу достойно наградить вас. Спрашивайте.</text:p>
      <text:p text:style-name="P2"><text:span text:style-name="T18">–</text:span> Мне… мне ничего не нужно, Ваше Высочество. <text:span text:style-name="T1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8">–</text:span> Кимеринн, вы окажете своей принцессе услугу, если согласитесь <text:s/>принять от неё награду! <text:span text:style-name="T18">–</text:span> Если бы он понял… Как когда-то понял Амарок… Аликорны <text:span text:style-name="T18">—</text:span> тоже живые существа. И они очень одиноки…</text:p>
      <text:p text:style-name="P2"><text:span text:style-name="T18">–</text:span> Хорошо, Ваше Высочество. <text:span text:style-name="T18">–</text:span> Кимеринн смотрел не мигая в точку прямо перед собой. <text:span text:style-name="T18">–</text:span> Я хочу… в награду… обращаться к вам на “ты”!</text:p>
      <text:p text:style-name="P2">Туман застилал глаза Луне. Она смотрела на него <text:span text:style-name="T1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8">–</text:span> Ну что же… Я рада оказать такую услугу… Тебе…</text:p>
      <text:p text:style-name="P2"><text:span text:style-name="T18">–</text:span> Принцесса…</text:p>
      <text:p text:style-name="P2"><text:span text:style-name="T18">–</text:span> Луна, мой дорогой. Для тебя <text:span text:style-name="T18">—</text:span> Луна…</text:p>
      <text:p text:style-name="P2">...</text:p>
      <text:p text:style-name="P2"/>
      <text:h text:style-name="P158" text:outline-level="2">Рейд пони-рэйнджеров-2 (<text:span text:style-name="T2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8">&lt;</text:span><text:span text:style-name="T29">гидрорысью</text:span><text:span text:style-name="T18">&gt;</text:span> и нападением <text:span text:style-name="T18">&lt;</text:span><text:span text:style-name="T29">тентаклиан</text:span><text:span text:style-name="T18">&gt;</text:span> казался мне ещё опаснее. А если этот корабль обследовать как следует…</text:p>
      <text:p text:style-name="P2"><text:span text:style-name="T18">–</text:span> Заночуем внутри. - <text:span text:style-name="T1">р</text:span>ешил я.</text:p>
      <text:p text:style-name="P2"><text:span text:style-name="T18">&lt;</text:span><text:span text:style-name="T29">Нужен ли тут самолёт? Нужен артефакт из Fallout Equestria - летучий корабль</text:span>?<text:span text:style-name="T18">&gt;</text:span></text:p>
      <text:p text:style-name="P2">Утро встретило нас туманом. Я пытался рассмотреть руины замка на противоположном берегу.</text:p>
      <text:p text:style-name="P2"><text:span text:style-name="T18">–</text:span> Идти опасно. Засаду прозевать <text:span text:style-name="T18">—</text:span> как два пера об мостовую. Хорст, я слетаю в разведку. Не нравится мне это болото.</text:p>
      <text:p text:style-name="P2"><text:span text:style-name="T1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8">–</text:span> Заметил что-то. <text:span text:style-name="T18">–</text:span> Хорст приставил копыто ко лбу, пытаясь рассмотретьчто-то против солнца. <text:span text:style-name="T1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8">–</text:span> Поворачивайте, уходите от болота! <text:span text:style-name="T1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8">–</text:span> Не в крыло, а в ногу, <text:span text:style-name="T18">–</text:span> проворчал я, стаскивая зубами с задней ноги толстую плеть плюща, гладко отрубленную стилетом. <text:span text:style-name="T1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8">– </text:span>Схватил бы за крыло <text:span text:style-name="T18">—</text:span> я бы не вырвался.</text:p>
      <text:p text:style-name="P2">Я взглянул вверх. На металлической стенке чётко отпечатались четыре полукруга копыт. </text:p>
      <text:p text:style-name="P2"><text:span text:style-name="T18">–</text:span> И пришлось бы тебе за меня во дворце отдуваться.</text:p>
      <text:p text:style-name="P2"><text:span text:style-name="T18">–</text:span> Нашел что-нибудь интересное в развалинах?</text:p>
      <text:p text:style-name="P2"><text:span text:style-name="T18">–</text:span> А как же! Странное такое. Похожее на обезьяну. Но стройнее и грациознее. И оно было одето…</text:p>
      <text:p text:style-name="P2"><text:span text:style-name="T18">–</text:span> Одето?</text:p>
      <text:p text:style-name="P2"><text:span text:style-name="T18">–</text:span> Да, в потёртые джинсы и куртку. И на спине было что-то вроде перемётной сумки. Не успел как следует расмотреть <text:span text:style-name="T18">—</text:span> оно скрылось в кустах. Что его отличало от обезьяны <text:span text:style-name="T1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8">–</text:span> Ещ одно неизвестное чудовище! <text:s/>Что-то их тут много развелось.</text:p>
      <text:p text:style-name="P2">Я крепко задумался. Принцесса приказывала <text:span text:style-name="T18">—</text:span> нет, не приказывала <text:span text:style-name="T1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8">–</text:span> Куда идём, Кэп? <text:span text:style-name="T1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8">–</text:span> Вы ведь в неопасное место идёте, да?</text:p>
      <text:p text:style-name="P2"><text:span text:style-name="T18">–</text:span> Да, Силк Мэйн, в неопасное.</text:p>
      <text:p text:style-name="P2"><text:span text:style-name="T1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8">–</text:span> Силк, не волнуйся, если будет опасно, мы сразу же повернём. (И пойдём другой дорогой <text:span text:style-name="T18">—</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8">—</text:span> ничтожны.</text:p>
      <text:p text:style-name="P2"><text:span text:style-name="T18">–</text:span> Возвращаемся, Мэдди, <text:span text:style-name="T18">–</text:span> решил я. <text:span text:style-name="T1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8">–</text:span> Пони умеют переносить тяготы, Макс. <text:span text:style-name="T1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8">&lt;</text:span><text:span text:style-name="T2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8">&gt;</text:span></text:p>
      <text:p text:style-name="P2"><text:span text:style-name="T18">&lt;</text:span><text:span text:style-name="T2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8">&gt;</text:span></text:p>
      <text:p text:style-name="P2"/>
      <text:p text:style-name="P2"/>
      <text:p text:style-name="P2"/>
      <text:p text:style-name="P2"><text:span text:style-name="T18">–</text:span> Тия, я…</text:p>
      <text:p text:style-name="P2"><text:span text:style-name="T18">–</text:span> Не говори ничего! Твайлайт нашла в архиве северного крыла полузаконченное заклинание <text:span text:style-name="T18">C</text:span>вирла Бородатого. “Защита от неведомой угрозы” <text:span text:style-name="T18">—</text:span> так он назвал его. Синопсис восстановить не удалось <text:span text:style-name="T18">—</text:span> Свирл записал его на некачественной бумаге. Треть заклинания Твайли восстановила экстраполяцией <text:span text:style-name="T1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8">—</text:span> всего лишь появился ты! <text:span text:style-name="T18">–</text:span> это слово Селестия выдохнула мне в лицо, буквально ткнув меня носом. <text:span text:style-name="T18">–</text:span> И всё это время я думала <text:span text:style-name="T18">—</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18">–</text:span> Селестия отвернулась от меня. Я протянул руку и осторожно поправил локон переливающейся гривы. <text:span text:style-name="T1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8">–</text:span> Я не смогу сделать тебя счастливой, Тия, <text:span text:style-name="T18">–</text:span> я покачал головой. <text:span text:style-name="T18">– </text:span>Я не знаю, чем вам помочь. Скорее всего, я попал сюда случайно.</text:p>
      <text:p text:style-name="P2"><text:span text:style-name="T18">–</text:span> Я так и думала, <text:span text:style-name="T18">–</text:span> кивнула головой Селестия. <text:span text:style-name="T1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9"/>
      <text:p text:style-name="P57">Она вытянула шею и начала по очереди сгибать-разгибать ноги, разминая суставы.</text:p>
      <text:p text:style-name="P57"><text:span text:style-name="T18">–</text:span> Слишком поздно, <text:span text:style-name="T18">–</text:span> пробормотала она, глядя через панорамное окно на ночное небо. <text:span text:style-name="T18">–</text:span> Даже, скорее, рано. Сестра скоро вернётся.</text:p>
      <text:p text:style-name="P2"/>
      <text:p text:style-name="P2"><text:span text:style-name="T18">–</text:span> Макс, <text:span text:style-name="T18">–</text:span> обернулась она ко мне, <text:span text:style-name="T1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8" text:outline-level="2"/>
      <text:h text:style-name="P15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2"/>
      <text:h text:style-name="P158" text:outline-level="2">Первый сеанс двойного сна. Рэрити</text:h>
      <text:p text:style-name="P2"/>
      <text:p text:style-name="P2"><text:span text:style-name="T18">&lt;</text:span><text:span text:style-name="T2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9">Сон одновременно смотрели Рэрити, Пинки и РД. Флатти и ЭйДжей не успели подойти вовремя, т.к. жили за городом.</text:span><text:span text:style-name="T18">&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8">–</text:span> Кровать для тебя маловата, Макс, <text:span text:style-name="T18">–</text:span> извиняющимся тоном сообщила Твайлайт. <text:span text:style-name="T18">–</text:span> Мы сдвинули два матраса на полу. Вы с Рэрити должны поместиться.</text:p>
      <text:p text:style-name="P2"><text:span text:style-name="T18">–</text:span> Может, и поместимся. Но, вообще, я во сне верчусь.</text:p>
      <text:p text:style-name="P2"><text:span text:style-name="T18">–</text:span> Не страшно, ты не успеешь… <text:span text:style-name="T18">–</text:span> её слова были заглушены звоном входного колокольчика. Хлопнула дверь и в читальный зал вошла светлая единорожка.</text:p>
      <text:p text:style-name="P2"><text:span text:style-name="T1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8">—</text:span> всё это придавало Рэрити неожиданный шарм.</text:p>
      <text:p text:style-name="P2"><text:span text:style-name="T18">–</text:span> Рэрити, ты выглядишь… Замечательно выглядишь! <text:span text:style-name="T18">–</text:span> растерянно пролепетала Твайлайт.</text:p>
      <text:p text:style-name="P2"><text:span text:style-name="T18">–</text:span> Дааааааа… Замечательно! <text:span text:style-name="T18">–</text:span> наконец-то смог закрыть рот <text:span text:style-name="T1">и втянуть слюни </text:span>Спайк.</text:p>
      <text:p text:style-name="P2"><text:span text:style-name="T1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8">–</text:span> смущённо сказала Рэрити, глядя мимо меня своими фиолетовыми глазами.</text:p>
      <text:p text:style-name="P2"><text:span text:style-name="T18">–</text:span> Спасибо, Рэрити. Ты выглядишь потрясно. <text:span text:style-name="T1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8">–</text:span> Ну что же, если готовы <text:span text:style-name="T1">—</text:span> ложитесь на матрас и расслабьтесь. Вы должны касаться друг-друга. <text:span text:style-name="T1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8">–</text:span> Готовы? <text:span text:style-name="T18">–</text:span> Спросила Твайлайт.</text:p>
      <text:p text:style-name="P2"><text:span text:style-name="T18">–</text:span> Я готова. <text:span text:style-name="T18">–</text:span> <text:span text:style-name="T1">о</text:span>тозвалась Рэрити.</text:p>
      <text:p text:style-name="P2"><text:span text:style-name="T18">–</text:span> Готов. <text:span text:style-name="T1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8" text:outline-level="2">Сон Макса</text:h>
      <text:p text:style-name="P107"/>
      <text:p text:style-name="P2"><text:span text:style-name="T18">&lt;</text:span><text:span text:style-name="T2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6">–</text:span><text:span text:style-name="T29"> Готова, </text:span><text:span text:style-name="T36">–</text:span><text:span text:style-name="T29"> процедила она.</text:span><text:span text:style-name="T18">&gt;</text:span></text:p>
      <text:p text:style-name="P5">***</text:p>
      <text:p text:style-name="P2"><text:span text:style-name="T18">–</text:span> Вставай, Макс! <text:span text:style-name="T18">–</text:span> Маленькое копыто надавливало мне на грудь, делая энергичные круговые движения.</text:p>
      <text:p text:style-name="P2"><text:span text:style-name="T18">–</text:span> Твайлайт? <text:span text:style-name="T18">–</text:span> Взгляд сфокусировался на лавандовой единорожке, озабоченно осматривающей меня и продолжающей массаж в области сердца.</text:p>
      <text:p text:style-name="P2"><text:span text:style-name="T18">–</text:span> Мне не понравился цвет твоей мордочки. Ты стал слишком бледный. Я решила прервать твой сон. Как ты себя ...</text:p>
      <text:p text:style-name="P2"><text:span text:style-name="T18">–</text:span> … чувствуешь, дорогая Рэрити?! Я могу чем-нибудь помочь? Вот, выпей воды! <text:span text:style-name="T18">–</text:span> <text:span text:style-name="T1">д</text:span>ракончик метался вокруг светлой единорожки, в волнении заламывая лапки.</text:p>
      <text:p text:style-name="P2"><text:span text:style-name="T18">–</text:span> Спасибо, Спайк! Ты очень любезен! <text:span text:style-name="T18">–</text:span> Рэрити приподнялась на матрасе и сделала пару глотков из услужливо поднесенного Спайком стакана.</text:p>
      <text:p text:style-name="P2"><text:span text:style-name="T18">–</text:span> Я в порядке. Что-то удалось узнать? <text:span text:style-name="T18">–</text:span> обратился я к Рэрити.</text:p>
      <text:p text:style-name="P2"><text:span text:style-name="T18">–</text:span> Я всё расскажу, <text:span text:style-name="T18">–</text:span> кивнула единорожка. <text:span text:style-name="T1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8">–</text:span> Годится, <text:span text:style-name="T18">–</text:span> кивнула Твайлайт. <text:span text:style-name="T18">–</text:span> Тогда до завтрашнего вечера каждый свободен и занимается своими делами.</text:p>
      <text:p text:style-name="P2"><text:span text:style-name="T18">– </text:span>Да, Макс?</text:p>
      <text:p text:style-name="P2"><text:span text:style-name="T1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8">–</text:span> Я помогу-у-у-у! <text:span text:style-name="T18">–</text:span> <text:span text:style-name="T1">з</text:span>апрыгала на месте Пинки.</text:p>
      <text:p text:style-name="P2"><text:span text:style-name="T18">–</text:span> Я помогу! <text:span text:style-name="T18">–</text:span> <text:span text:style-name="T1">н</text:span>еожиданно вызвалась Рэйнбоу Дэш, до этого безучастно наблюдавшая за нами.</text:p>
      <text:p text:style-name="P2"/>
      <text:p text:style-name="P39"/>
      <text:p text:style-name="P2"/>
      <text:p text:style-name="P2"><text:span text:style-name="T18">–</text:span> Я первая предложила! <text:span text:style-name="T18">–</text:span> возмутилась Пинки.</text:p>
      <text:p text:style-name="P2"><text:span text:style-name="T18">–</text:span> Предложила не ты, а Твайлайт. <text:span text:style-name="T18">–</text:span> <text:span text:style-name="T1">п</text:span>арировала Рэйнбоу Дэш.</text:p>
      <text:p text:style-name="P2"><text:span text:style-name="T18">–</text:span> Не ссорьтесь, <text:span text:style-name="T1">кобылки</text:span>! Давайте сегодня мне показывает Понивилль Пинки, а завтра <text:span text:style-name="T1">—</text:span> ты, Рэйнбоу. <text:span text:style-name="T18">–</text:span> <text:span text:style-name="T1">п</text:span>редложил я. <text:span text:style-name="T18">–</text:span> Годится?</text:p>
      <text:p text:style-name="P2"><text:span text:style-name="T18">–</text:span> Лады. <text:span text:style-name="T18">–</text:span> проворчала пегаска. <text:span text:style-name="T18">–</text:span> Приходи завтра на девять к библиотеке. Нет, лучше на десять.</text:p>
      <text:p text:style-name="P2"><text:span text:style-name="T18">–</text:span> Хорошо, Рэйнбоу Дэш. Договорились.</text:p>
      <text:p text:style-name="P2"><text:span text:style-name="T18">–</text:span> Пошли-пошли-пошли-пошли, <text:span text:style-name="T18">–</text:span> подталкивала меня головой к выходу Пинки. <text:span text:style-name="T1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8"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8">–</text:span> <text:span text:style-name="T1">э</text:span>нергия Пинки была неиссякаема.</text:p>
      <text:p text:style-name="P2"><text:span text:style-name="T18">–</text:span> Ффух! Дай отдышаться.</text:p>
      <text:p text:style-name="P2"><text:span text:style-name="T18">–</text:span> Устал? <text:span text:style-name="T18">–</text:span> <text:span text:style-name="T1">у</text:span>частливо спросила Пинки.</text:p>
      <text:p text:style-name="P2"><text:span text:style-name="T1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8">–</text:span> Да? Тогда пойдём перекусим.</text:p>
      <text:p text:style-name="P2">Манерный пони-оффициант выслушал наши пожелания и удалился.</text:p>
      <text:p text:style-name="P2"><text:span text:style-name="T18">–</text:span> А какой у тебя был образ жизни?</text:p>
      <text:p text:style-name="P2"><text:span text:style-name="T18">–</text:span> В основном, <text:span text:style-name="T1">э</text:span>сидячий.</text:p>
      <text:p text:style-name="P2"><text:span text:style-name="T1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8">–</text:span> А у нас сидячая работа в порядке вещей.</text:p>
      <text:p text:style-name="P2"><text:span text:style-name="T18">–</text:span> Ужас-ужас! <text:span text:style-name="T18">–</text:span> Пинки прижала копыта передних ног к голове. <text:span text:style-name="T1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8">&lt;</text:span><text:span text:style-name="T29">Рэйнбоу объясняет Максу, почему Пинки расплатилась за него </text:span><text:span text:style-name="T30">—</text:span><text:span text:style-name="T29"> и вспоминает, что когда-то уже объясняла нечто подобное (Леро)</text:span></text:p>
      <text:p text:style-name="P2"/>
      <text:h text:style-name="P158" text:outline-level="2"/>
      <text:p text:style-name="P107"/>
      <text:p text:style-name="P107"/>
      <text:p text:style-name="P2"><text:span text:style-name="T18">&lt;</text:span><text:span text:style-name="T29">Подходя к замку Принцесс, Дэш рассказывает Максу обо сне, который она утаила - с Леро.</text:span><text:span text:style-name="T18">&gt;</text:span> </text:p>
      <text:p text:style-name="P2"><text:span text:style-name="T18">&lt;</text:span><text:span text:style-name="T29">Кто следующий готов рассказывать?</text:span></text:p>
      <text:p text:style-name="P34">Пинки дёрнулась на месте, но промолчала.</text:p>
      <text:p text:style-name="P2"><text:span text:style-name="T36">–</text:span><text:span text:style-name="T29"> Я расскажу, - шагнула вперёд радужная пегаска. </text:span><text:span text:style-name="T36">–</text:span><text:span text:style-name="T29"> Хотя вряд ли ты узнаешь что-то полезное. Там галиматья какая-то…</text:span><text:span text:style-name="T18">&gt;</text:span></text:p>
      <text:p text:style-name="P2"><text:span text:style-name="T18">&lt;</text:span><text:span text:style-name="T29">После рассказа РД рассказывает Пинки. При расказе становится ясно её безумие </text:span><text:span text:style-name="T36">—</text:span><text:span text:style-name="T29"> она становится Пинкаминой из-за её сна </text:span><text:span text:style-name="T36">—</text:span><text:span text:style-name="T29"> “Кексиков”. Также она видит во сне центр Эгрегора Эквестрии </text:span><text:span text:style-name="T36">—</text:span><text:span text:style-name="T29"> Селестию. И она видит, как Селестия превращается в набор цифр и уходит в экран </text:span><text:span text:style-name="T36">—</text:span><text:span text:style-name="T29"> в мир Терры.</text:span></text:p>
      <text:p text:style-name="P34">После чего происходит исчезновение Селестии. Макс + Шестёрка (без Пинки и Рэрити <text:span text:style-name="T18">—</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9">В мире Терры они ищут Селестию. В конце-концов Макс находит её в кибермозге </text:span><text:span text:style-name="T36">—</text:span><text:span text:style-name="T2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6">—</text:span><text:span text:style-name="T29"> Эгрегором Эквестрии. После чего пееренос на Землю на 10 лет назад. Начало написания “Последнего фанфика”.</text:span><text:span text:style-name="T18">&gt;</text:span></text:p>
      <text:p text:style-name="P16"/>
      <text:p text:style-name="P2"><text:span text:style-name="T18">–</text:span> Ну ладно, посижу ночью над книгами. Кто следующий? <text:span text:style-name="T18">– </text:span>Твайлайт посмотрела на Пинки, но та только тёрла копытом висок и морщила лоб, словно пытаясь что-то вспомнить.</text:p>
      <text:p text:style-name="P2"><text:span text:style-name="T18">–</text:span> Я расскажу, - шагнула вперёд радужная пегаска. <text:span text:style-name="T18">–</text:span> Хотя вряд ли ты узнаешь что-то полезное. Там дискордовщина какая-то…</text:p>
      <text:p text:style-name="P2"/>
      <text:h text:style-name="P158" text:outline-level="2"/>
      <text:p text:style-name="P5">***</text:p>
      <text:p text:style-name="P2"><text:span text:style-name="T18">–</text:span> А дальше ты спихнула меня с него и стала приводить его в чувство. <text:span text:style-name="T18">–</text:span> <text:span text:style-name="T1">з</text:span>акончила рассказа Рэйнбоу Дэш.</text:p>
      <text:p text:style-name="P2"><text:span text:style-name="T18">–</text:span> Хм. Несколько эпизодов, включая рекурсивный сон. И опять сфера из светящихся точек. <text:span text:style-name="T18">–</text:span> <text:span text:style-name="T1">о</text:span>тметила Твайлайт.</text:p>
      <text:p text:style-name="P2"><text:span text:style-name="T18">–</text:span> Что такое “рекурсивный сон”?</text:p>
      <text:p text:style-name="P2"><text:span text:style-name="T1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8">–</text:span> <text:span text:style-name="T1">п</text:span>овернулась Твайлайт к розовой земнопони.</text:p>
      <text:p text:style-name="P2"/>
      <text:h text:style-name="P158"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8">–</text:span> И в твоём мире нет пони-пегасов и пони-единорогов? Есть только земнопони? <text:span text:style-name="T18">–</text:span> допытывалась РД.</text:p>
      <text:p text:style-name="P2"><text:span text:style-name="T1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8">&lt;</text:span><text:span text:style-name="T30">название</text:span><text:span text:style-name="T1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8">–</text:span> Ну хорошо, а кто вами правит? Аликорн? Драконикус? Какой-нибудь человек с рогом во лбу? Или у вас нет правителя?</text:p>
      <text:p text:style-name="P2"><text:span text:style-name="T18">–</text:span> Нет, почему? Правитель есть. Только он не постоянный. Его избирают. Раз в несколько лет.</text:p>
      <text:p text:style-name="P2"><text:span text:style-name="T18">–</text:span> Но это же полная ерунда! <text:span text:style-name="T18">–</text:span> <text:span text:style-name="T1">в</text:span>оскликнула Д<text:span text:style-name="T1">эш</text:span>. <text:span text:style-name="T18">–</text:span> С какой стати он будет заботиться о королевстве как о своём, если будет знать, что через несколько лет оно будет не его? <text:span text:style-name="T18">&lt;</text:span><text:span text:style-name="T30">изменить причину удивления</text:span><text:span text:style-name="T1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18">–</text:span> Хм. Узнаю походку Твайлайт. Что-то случилось. <text:span text:style-name="T18">–</text:span> заметила <text:span text:style-name="T1">пегаска</text:span>.</text:p>
      <text:p text:style-name="P2">И впрямь, на запыхавшейся единорожке лица не было.</text:p>
      <text:p text:style-name="P2"><text:span text:style-name="T18">–</text:span> Она исчезла!!! <text:span text:style-name="T18">–</text:span> Твайлайт не могла отдышаться.</text:p>
      <text:p text:style-name="P2"><text:span text:style-name="T18">–</text:span> Кто <text:span text:style-name="T1">—</text:span> она??? <text:span text:style-name="T18">–</text:span> <text:span text:style-name="T1">х</text:span>ором воскликнули мы и переглянулись.</text:p>
      <text:p text:style-name="P2"><text:span text:style-name="T18">–</text:span> Прин-цес-са Се-лес-ти-я! <text:span text:style-name="T18">–</text:span> <text:span text:style-name="T1">п</text:span>о слогам отчеканила Твайлайт. <text:span text:style-name="T18">–</text:span> Только это между нами. Государственная тайна. Нас вызывают в Кантерлот.</text:p>
      <text:p text:style-name="P2"><text:span text:style-name="T18">–</text:span> Ну и дела, <text:span text:style-name="T18">–</text:span> покачала головой Д<text:span text:style-name="T1">эш</text:span>. <text:span text:style-name="T18">–</text:span> Я слетаю за остальными. Мы ещё успеем на вечерний поезд.</text:p>
      <text:p text:style-name="P2"><text:span text:style-name="T1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8">–</text:span> Рада видеть вас, мои дорогие, <text:span text:style-name="T18">–</text:span> поприветствовала Луна кобылок. Я удостоился едва заметного кивка. <text:span text:style-name="T18">–</text:span> А где элементы Щедрости и Веселья?</text:p>
      <text:p text:style-name="P2"><text:span text:style-name="T18">–</text:span> Рэрити осталась ухаживать за Пинки. Та очень больна, <text:span text:style-name="T18">–</text:span> выступила за всех Твайлайт. <text:span text:style-name="T18">–</text:span> Что произошло? Стража сказала нам…</text:p>
      <text:p text:style-name="P2"><text:span text:style-name="T18">–</text:span> Увы, они не солгали. Моя сестра пропала вчера утром. Стража видела её накануне вечером, но утром нашли только примятую постель. Я знаю, <text:span text:style-name="T18">–</text:span> тут Луна повернулась ко мне и с едва заметным сарказмом продолжила, <text:span text:style-name="T1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8">–</text:span> Не могу ничем помочь. Я знаю не больше твоего.</text:p>
      <text:p text:style-name="P2">Луна как будто ожидала такой ответ.</text:p>
      <text:p text:style-name="P2"><text:span text:style-name="T18">–</text:span> В таком случае мне понадобится твоя помощь, <text:span text:style-name="T18">–</text:span> Луна кивнула Твайлайт. <text:span text:style-name="T18">–</text:span> Ты была её ближайшей и лучшей ученицей и, я надеюсь, поможешь понять мне, где она находится сейчас.</text:p>
      <text:p text:style-name="P2"><text:span text:style-name="T18">–</text:span> Приложу все усилия, Ваше Высочество. Но мне понадобится провести некоторое время в библиотеке Кантерлота.</text:p>
      <text:p text:style-name="P2"><text:span text:style-name="T1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8" text:outline-level="2">Поиск решения</text:h>
      <text:p text:style-name="P107"/>
      <text:p text:style-name="P2"><text:span text:style-name="T1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30">Луна приносит в жертву свою кровь, чтобы путешествие к замку прошло без потерь. Жертва не принимается — Дэш погибает</text:span>&gt;</text:p>
      <text:p text:style-name="P2"><text:span text:style-name="T18">&lt;</text:span><text:span text:style-name="T29">Как Луна, Твайлайт и Дискорд через месяц будут пробираться к замку Принцесс, если к нему уже сейчас пройти почти невозможно?</text:span><text:span text:style-name="T18">&gt;</text:span></text:p>
      <text:p text:style-name="P16"/>
      <text:p text:style-name="P2"><text:span text:style-name="T18">&lt;</text:span><text:span text:style-name="T2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6">—</text:span><text:span text:style-name="T29"> Луна создаёт обратный коридор в срок.</text:span><text:span text:style-name="T18">&gt;</text:span></text:p>
      <text:p text:style-name="P2"/>
      <text:h text:style-name="P15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8">—</text:span> виднелось под листвой плюща.</text:p>
      <text:p text:style-name="P2">“Откуда здесь взялся рухнувший Боинг?” <text:span text:style-name="T18">&lt;</text:span><text:span text:style-name="T30">Дуглас </text:span><text:span text:style-name="T36">—</text:span><text:span text:style-name="T30"> </text:span><text:span text:style-name="T36">DC-3</text:span><text:span text:style-name="T1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8">&lt;</text:span><text:span text:style-name="T29">высоко летать нельзя из-за молний</text:span><text:span text:style-name="T18">&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1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8">—</text:span> помогают идти Твайлайт. Макс и Дэш <text:span text:style-name="T1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8">&lt;</text:span><text:span text:style-name="T29">двухмесячной</text:span><text:span text:style-name="T18">&gt;</text:span> давности осталось лишь направление движения.</text:p>
      <text:p text:style-name="P2">И опять, как <text:span text:style-name="T18">&lt;</text:span><text:span text:style-name="T29">два</text:span><text:span text:style-name="T1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8">&lt;</text:span><text:span text:style-name="T29">Cначала описать попытку усесться сверху. На первой попытке Макс поранился об брошь в гриве РД в виде радужной молнии</text:span><text:span text:style-name="T18">&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oft-page-break/><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8">&lt;</text:span><text:span text:style-name="T29">основного потока</text:span><text:span text:style-name="T1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8">&lt;</text:span><text:span text:style-name="T29">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8">&gt;</text:span></text:p>
      <text:p text:style-name="P2"/>
      <text:h text:style-name="P15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8">&lt;</text:span><text:span text:style-name="T29">три месяца</text:span><text:span text:style-name="T1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18">&gt;</text:span>\Привет, Нексус. Это Макс.</text:p>
      <text:p text:style-name="P2"><text:span text:style-name="T18">&lt;\</text:span>Привет, Макс. Рад тебя видеть.</text:p>
      <text:p text:style-name="P25">Хм. Блок эмоций? Или просто модификация стандартного приветствия?</text:p>
      <text:p text:style-name="P2"><text:span text:style-name="T18">&gt;\</text:span>Нексус, отключи память событий за последнюю неделю.</text:p>
      <text:p text:style-name="P2"><text:span text:style-name="T18">&lt;\</text:span>Выполнено, Макс.</text:p>
      <text:p text:style-name="P2"><text:span text:style-name="T18">&gt;</text:span>\Задача по корпоративной логике. Выдай наиболее оптимальное решение.</text:p>
      <text:p text:style-name="P2"><text:span text:style-name="T18">&lt;\</text:span>Жду с нетерпением, Макс.</text:p>
      <text:p text:style-name="P2"><text:span text:style-name="T18">&gt;\</text:span>Постановка задачи.</text:p>
      <text:p text:style-name="P2"><text:span text:style-name="T1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8">&gt;\</text:span>Ограничения.</text:p>
      <text:p text:style-name="P2"><text:span text:style-name="T18">&gt;\</text:span>Ты не можешь подать в суд на компанию Б и ждать результатов, так как за время разбирательства компания А обанкротится.</text:p>
      <text:p text:style-name="P2"><text:span text:style-name="T18">&gt;\</text:span>Задание.</text:p>
      <text:p text:style-name="P2"><text:span text:style-name="T1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8">&lt;\</text:span>Задача принята...</text:p>
      <text:p text:style-name="P2"><text:span text:style-name="T18">&lt;\</text:span>...</text:p>
      <text:p text:style-name="P2"><text:span text:style-name="T18">&lt;\</text:span>...</text:p>
      <text:p text:style-name="P2"><text:span text:style-name="T18">&lt;\</text:span>Решение:</text:p>
      <text:p text:style-name="P2"><text:span text:style-name="T18">&lt;\&lt;</text:span><text:span text:style-name="T29">Не следует противопоставлять злу ещё большее зло - это только усилит его — </text:span><text:span text:style-name="T30">кодовая фраза</text:span><text:span text:style-name="T3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text:soft-page-break/>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8">&lt;</text:span><text:span text:style-name="T29">трёх</text:span><text:span text:style-name="T1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text:soft-page-break/>–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8">&lt;</text:span><text:span text:style-name="T29">три месяца</text:span><text:span text:style-name="T1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8">&lt;</text:span><text:span text:style-name="T2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8">&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8" text:outline-level="2">Безнадёжность</text:h>
      <text:p text:style-name="P16">&lt;<text:span text:style-name="T3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8">&lt;</text:span><text:span text:style-name="T29">расширить</text:span><text:span text:style-name="T1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8">&lt;</text:span><text:span text:style-name="T29">расширить</text:span><text:span text:style-name="T1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8">&lt;</text:span><text:span text:style-name="T29">клоунов/санта-клаусов</text:span><text:span text:style-name="T18">&gt;</text:span>, подстерегавших меня на подходе к офису. Возвратившись домой я с удивлением обнаружил сзади <text:span text:style-name="T18">&lt;</text:span><text:span text:style-name="T29">пять</text:span><text:span text:style-name="T18">&gt;</text:span>длинную прореху в куртке, <text:span text:style-name="T18">&lt;</text:span><text:span text:style-name="T29">как будто сделанную пятернёй с металлическими когтями</text:span><text:span text:style-name="T18">&gt;</text:span>явно сделанную ударом ножа вдогонку наотмашь <text:span text:style-name="T18">&lt;</text:span><text:span text:style-name="T29">Эпплджек понадобилось два часа, чтобы зашить её</text:span><text:span text:style-name="T1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8">&lt;</text:span><text:span text:style-name="T29">подать фонарь под другим сосусом</text:span><text:span text:style-name="T18">&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8">&lt;</text:span><text:span text:style-name="T29">уменьшить подозрения — о них должен догадаться Макс</text:span><text:span text:style-name="T1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8">&lt;</text:span><text:span text:style-name="T29">улучшить</text:span><text:span text:style-name="T18">&gt;</text:span>. А тот случай, когда мне пришлось зашивать тебе куртку после нападения убийц <text:span text:style-name="T18">&lt;</text:span><text:span text:style-name="T29">клоунов/санта-клаусов</text:span><text:span text:style-name="T18">&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8" text:outline-level="2">След?</text:h>
      <text:p text:style-name="P107"/>
      <text:p text:style-name="P2"><text:span text:style-name="T18">&lt;</text:span><text:span text:style-name="T29">сначала эпизод - проверка сумки в серверной</text:span><text:span text:style-name="T18">&gt;</text:span></text:p>
      <text:p text:style-name="P2"><text:span text:style-name="T18">&lt;</text:span><text:span text:style-name="T3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8">&lt;</text:span><text:span text:style-name="T29">“Последний Единорог” Питера Бигла</text:span><text:span text:style-name="T1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8">&lt;</text:span><text:span text:style-name="T29">расширить. Перед кафешкой - диалог с Флатти и ЭйДжей. Все думают, что наконец-то нашли Селестию. Все ликуют</text:span><text:span text:style-name="T18">&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8">&lt;</text:span><text:span text:style-name="T29">Расширить сцену в кафе. Ожидание, подьём и… падение ожиданий</text:span><text:span text:style-name="T18">&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8">&lt;</text:span><text:span text:style-name="T29">упомянуть болезнь Флатти в соответствующем разделе</text:span><text:span text:style-name="T1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58" text:outline-level="2">Озарение</text:h>
      <text:p text:style-name="P2"/>
      <text:p text:style-name="P2"><text:span text:style-name="T18">&lt;</text:span><text:span text:style-name="T2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8">&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pan text:style-name="T1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1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18">– </text:span>Ну хорошо. Убедила. В конце-концов, можем поступить так. Вы с Флатти вернётесь обратно а я продолжу поиски здесь.</text:p>
      <text:p text:style-name="P88"><text:span text:style-name="T18">–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18">– </text:span>Вы можете связываться со мной раз в месяц по коридору.</text:p>
      <text:p text:style-name="P88"><text:span text:style-name="T1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18">– </text:span>Ну, не раз в месяц <text:span text:style-name="T1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1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1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18">– </text:span>Конечно оставаться. Кто ещё, кроме нас, может найти её?</text:p>
      <text:p text:style-name="P88"><text:span text:style-name="T18">– </text:span>Я думал, ты не сможешь оставить Энджела и всех остальных надолго.</text:p>
      <text:p text:style-name="P88"><text:span text:style-name="T1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18">– </text:span>Извини, Флаттершай, забылся.</text:p>
      <text:p text:style-name="P93"><text:span text:style-name="T18">– </text:span>Та ладно, я ж не против, – возразила Эпплджек. – Не парься, Флатти. Было б хуже, если б он <text:s/>назвал меня Эпплджек на людях.</text:p>
      <text:p text:style-name="P93"><text:span text:style-name="T18">– </text:span>Ты так... – запнулась Флаттершай. – Так быстро забыла свою ферму. И...</text:p>
      <text:p text:style-name="P93"><text:span text:style-name="T1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18">– </text:span>Как ты можешь так говорить? – расплакалась Флаттершай.</text:p>
      <text:p text:style-name="P93"><text:span text:style-name="T18">– </text:span>Эй, девушки, не ссорьтесь! Мы — одна команда! И надеюсь, останемся ею и в дальнейшем. </text:p>
      <text:list xml:id="list1280563225364187802"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pan text:style-name="T18">– </text:span>А если нет? – Эпплджек смотрела мне мне прямо в глаза.</text:p>
      <text:list xml:id="list185231639047473" text:continue-numbering="true" text:style-name="L5">
        <text:list-header>
          <text:p text:style-name="P149">Я молча пожал плечами. Эпплджек уверенно продолжила.</text:p>
        </text:list-header>
      </text:list>
      <text:p text:style-name="P93"><text:span text:style-name="T1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18">– </text:span>Спасибо, ЭйДжей.</text:p>
      <text:p text:style-name="P93"><text:span text:style-name="T1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231611322310" text:continue-numbering="true" text:style-name="L5">
        <text:list-header>
          <text:p text:style-name="P149">Флаттершай пробормотала нечто, показавшееся мне знакомым.</text:p>
        </text:list-header>
      </text:list>
      <text:p text:style-name="P93"><text:span text:style-name="T18">– </text:span>Флатти, ты что-то сказала? Я не расслышал.</text:p>
      <text:p text:style-name="P93"><text:span text:style-name="T18">– </text:span>Намерение Изменяет Реальность.</text:p>
      <text:p text:style-name="P93"><text:span text:style-name="T18">– </text:span>Эээ. А где ты слышала эту фразу, если не секрет?</text:p>
      <text:p text:style-name="P93"><text:span text:style-name="T1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231320117140"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18">– </text:span>Флатти, ЭйДжей, буду через час. Ждите!</text:p>
      <text:p text:style-name="P88"/>
      <text:h text:style-name="P157" text:outline-level="2"><text:soft-page-break/>Почти.</text:h>
      <text:p text:style-name="P104"/>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Я уставился на Стаса и он, захлёбываясь от торопливости, начал <text:span text:style-name="T18">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 Ага. К нему-то у меня доступа нету. Но в кластер к Нексусу он больше не пролезет.</text:p>
      <text:p text:style-name="P93">– Спасибо, Стас. Ты молодец.</text:p>
      <text:p text:style-name="P93">Ниточка, чуть было не прервавшаяся в офисе, повела в квартиру Влада.</text:p>
      <text:p text:style-name="P93"/>
      <text:h text:style-name="P157" text:outline-level="2">Дискорд</text:h>
      <text:p text:style-name="P107"/>
      <text:p text:style-name="P104">Девушки поспешно собирались, пока я растолковывал им задачу.</text:p>
      <text:p text:style-name="P104"><text:span text:style-name="T1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4"><text:span text:style-name="T18">– </text:span>Это тот твой приятель, который разбился с полгода назад? – спросила Эпплджек.</text:p>
      <text:p text:style-name="P104"><text:span text:style-name="T18">– </text:span>Да, это он.</text:p>
      <text:p text:style-name="P104"><text:span text:style-name="T18">– </text:span>А как мы попадём в его квартиру? Там сейчас кто-то живёт? – Флаттершай прыгала на одной ноге, натягивая кед.</text:p>
      <text:p text:style-name="P104"><text:span text:style-name="T1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5"><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5">В гараже я обошёл старый верный <text:span text:style-name="T18">Nissan Navara</text:span> и направился к маленькому электрическому <text:span text:style-name="T18">Eva. </text:span>Для того, чтоб не привлекать внимание, самое оно. <text:s/><text:span text:style-name="T18">&lt;</text:span><text:span text:style-name="T2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8">&gt;</text:span></text:p>
      <text:p text:style-name="P10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8">&lt;</text:span><text:span text:style-name="T29">Плохо написано!</text:span><text:span text:style-name="T18">&gt;</text:span></text:p>
      <text:p text:style-name="P105">Я поднёс брелок пропуска к домофону, но дверь подъезда не открылась. Замигала красная лампочка и зажужжал зуммер.</text:p>
      <text:p text:style-name="P105">Я выругался.</text:p>
      <text:p text:style-name="P105"><text:span text:style-name="T18">– </text:span>Макс, что случилось? У нас проблемы?</text:p>
      <text:p text:style-name="P105"><text:span text:style-name="T1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5"><text:span text:style-name="T18">– </text:span>Так что, будем ломать дверь? – Эпплджек критически осмотрелась, подмечая бабулек на лавочке и зевак во внутреннем скверике.</text:p>
      <text:p text:style-name="P105"><text:span text:style-name="T18">– </text:span>Нет нужды. Лучше станьте-ка сзади меня так, чтобы заслонить от этих бабулек и от вооон той камеры наблюдения.</text:p>
      <text:list xml:id="list1791477990192409228"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28"><text:span text:style-name="T18">–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28"><text:span text:style-name="T18">– </text:span>Макс, тут окно разбито! И верёвка какая-то висит. – крикнула Флаттершай из кухни.</text:p>
      <text:p text:style-name="P128"><text:soft-page-break/><text:span text:style-name="T18">– </text:span>Оставь, Флатти, не сейчас! – отмахнулся я.</text:p>
      <text:p text:style-name="P135">Лампочка питания на ноутбуке горела, <text:s/>но подключенный монитор оставался тёмным. Я постучал по пробелу, но безрезультатно.</text:p>
      <text:p text:style-name="P128"><text:span text:style-name="T1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8"><text:span text:style-name="T18">– </text:span>Монитор выключен. – <text:s/>раздалось из угла. Кресло с высокой спинкой повернулось, открыв нашим взорам Дискорда. </text:p>
      <text:p text:style-name="P12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8">Он приподнял панамку, дурашливо здороваясь.</text:p>
      <text:p text:style-name="P128"><text:span text:style-name="T18">– </text:span>Оп-па! – пробормотала Эпплджек. – Нежданчик!</text:p>
      <text:p text:style-name="P128"><text:span text:style-name="T18">– </text:span>Ты, я вижу, времени не терял, – моя рука под прикрытием стола медленно тянулась к тяжёлой фарфоровой кружке, стоящей на краю.</text:p>
      <text:p text:style-name="P108"><text:span text:style-name="T1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8"><text:span text:style-name="T18">– </text:span>А почему ты вообще решил искать нас тут? – спросила Эпплджек. – Приехал бы домой. Мы б тебя чаем напоили.</text:p>
      <text:p text:style-name="P108"><text:span text:style-name="T18">– </text:span>Видишь ли, дорогая Эй-Джей, я с самого начала знал, где находится наша уважаемая принцесса, а времени в обрез, так что...</text:p>
      <text:p text:style-name="P116">В проёме дверей появилась Флаттершай.</text:p>
      <text:p text:style-name="P108"><text:span text:style-name="T18">– </text:span>С кем это вы тут разговариваете?</text:p>
      <text:list xml:id="list9085277303416900193" text:style-name="L7">
        <text:list-header>
          <text:p text:style-name="P15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6">Оглушённый Дискорд попытался было отъехать на кресле в сторону, но я припёр его стулом к стенке.</text:p>
      <text:p text:style-name="P108">– Жанна, Флатти, хватайте ноут и на выход! Я с ним разберусь! Не теряйте вре...!</text:p>
      <text:p text:style-name="P108">– ТЫ ИДИО...!!!</text:p>
      <text:p text:style-name="P108">Дискорд <text:s/>зорал одновременно со мной, прикрываясь от меня руками, когда раздался оглушительный</text:p>
      <text:p text:style-name="P108">...</text:p>
      <text:p text:style-name="P109">БАХ!!!</text:p>
      <text:p text:style-name="P108">…</text:p>
      <text:p text:style-name="P10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8">На лице Дискорда появилось удивлённо-мечтательное выражение и он вырубился.</text:p>
      <text:p text:style-name="P128"/>
      <text:h text:style-name="P158" text:outline-level="2">Селестия</text:h>
      <text:p text:style-name="P128"/>
      <text:p text:style-name="P10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8">Включенный монитор показал схематическое изображение Селестиии, </text:p>
      <text:p text:style-name="P129"><text:soft-page-break/>&gt;\<text:span text:style-name="T1">Привет, Селестия. Это Макс. Как себя чувствуешь?</text:span></text:p>
      <text:p text:style-name="P129">&lt;\<text:span text:style-name="T1">Макс? МАКС??? МА-А-А-АКС!!! НАКОНЕЦ-ТО! КАК Я РАДА ТЕБЯ СЛЫШАТЬ! </text:span></text:p>
      <text:p text:style-name="P129">&gt;\<text:span text:style-name="T1">Я рад, что нашёл тебя, Тия.</text:span></text:p>
      <text:p text:style-name="P12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9">&gt;\<text:span text:style-name="T1">Тия, я сейчас подключу микрофон и колонки, и мы сможем общаться более удобно.</text:span></text:p>
      <text:p text:style-name="P128">…</text:p>
      <text:p text:style-name="P128">– Привет опять. Как ты меня слышишь?</text:p>
      <text:p text:style-name="P12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9">– <text:span text:style-name="T1">Могу себе представить. Как-то раз я провёл три часа камере сенсорной депривации. Мне не понравилось.</text:span></text:p>
      <text:p text:style-name="P128">– Эммм... Ваше Высочество, вы в порядке? Мы так рады, что наконец-то нашли Вас! – вклинилась в разговор Эпплджек.</text:p>
      <text:p text:style-name="P128">– Кто тут? Макс, кто ещё с тобой?</text:p>
      <text:p text:style-name="P129"><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9">– <text:span text:style-name="T1">Девочки? Я рада вас слышать. А Твайлайт нет рядом?</text:span></text:p>
      <text:p text:style-name="P12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8">При этих словах Дискорд замычал и задёргался. Эпплджек нахмурилась и проверила верёвки, привязывающие его к спинке стула.</text:p>
      <text:p text:style-name="P12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8">– Ноутбук — так называется место, где я нахожусь сейчас? А кто это мычит?</text:p>
      <text:p text:style-name="P12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8">– О, духи предков, но зачем??? Почему у него кляп во рту?</text:p>
      <text:p text:style-name="P128">– Мы связали его. Он нас предал. И тебя. И Эквестрию. Всех.</text:p>
      <text:p text:style-name="P128">При этих словах Эпплджек и Флаттершай непонимающе уставились на меня, а Дискорд протестующе замычал.</text:p>
      <text:p text:style-name="P128">Я начал рассказывать о своих догадках, и непонимающее выражение на лицах девушек сменилось удивлением.</text:p>
      <text:p text:style-name="P12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8">– А зачем тогда ты приложила его книгой? – непонимающе уставился я на неё.</text:p>
      <text:p text:style-name="P128">– Потому что ты напал на него. Я и подумала — тебе виднее. И подсобила.</text:p>
      <text:p text:style-name="P128">Флаттершай отрицающе мотнула головой.</text:p>
      <text:p text:style-name="P128">– Не может Дискорд быть предателем. Он мой друг.</text:p>
      <text:p text:style-name="P128">Дискорд благодарственно замычал и закивал головой.</text:p>
      <text:p text:style-name="P128"><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8">Дискорд завёл глаза на лоб и обречённо завыл.</text:p>
      <text:p text:style-name="P128">– Макс, постой. Дай мне поговорить с ним. – сказала Селестия. – Не могу поверить, что Дискорд на такое пошёл.</text:p>
      <text:p text:style-name="P128">– Ну хорошо. Поговори. Послушаем, что он скажет.</text:p>
      <text:p text:style-name="P128">Я красноречиво покачал кулак перед его носом и вытащил кляп.</text:p>
      <text:p text:style-name="P128">...</text:p>
      <text:p text:style-name="P117">– Ффы, тьфу, пффф, пфу! <text:span text:style-name="T18">&lt;</text:span><text:span text:style-name="T29">Вот дискорд! Я, то бишь!</text:span><text:span text:style-name="T1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8">— </text:span><text:span text:style-name="T1">получишь кляп обратно.</text:span></text:p>
      <text:p text:style-name="P117">– Это я-то устраиваю цирк?!! ДА ТЫ НА СЕБЯ ПОСМОТРИ, КЛОУН!!! На людей кидаешься, чашками бросаешься, вон, мне нос разбил! Дерёшься...</text:p>
      <text:p text:style-name="P117">Я угрожающе поднёс тряпку к лицу Дискорда.</text:p>
      <text:p text:style-name="P117">– Ещё одно слово в таком тоне, и ты заткнёшься, а мы уйдём в Эквестрию без тебя!</text:p>
      <text:p text:style-name="P11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7">Дискорд демонстративно закрыл рот и посвистывая уставился в потолок.</text:p>
      <text:p text:style-name="P117">Разговор зашёл в тупик.</text:p>
      <text:p text:style-name="P120"/>
      <text:p text:style-name="P121">На мониторе высветился текст:</text:p>
      <text:p text:style-name="P12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1"/>
      <text:p text:style-name="P121">Из колонок послышался лёгкий шорох.</text:p>
      <text:p text:style-name="P117">– Дик, сейчас не время для ссор. – голос Селестии был мягким, но настойчивым. – Мы в одной лодке.</text:p>
      <text:p text:style-name="P117">– Тебе легко говорить! Тебе не разбивали нос и не оскорбляли угрозами!</text:p>
      <text:p text:style-name="P117">– Ты должен понимать, что у Макса были все основания так себя вести. Твоё поведение вызвало подозрения у него, ведь он мало тебя знает. </text:p>
      <text:p text:style-name="P117">К уговорам Селестии присоединилась Флаттершай.</text:p>
      <text:p text:style-name="P117">– Дискорд, миленький, прости его. Макс хороший. Он просто не знал, что ты тоже хороший...</text:p>
      <text:p text:style-name="P117">У Дискорда покраснели уши и он засмущался и заворчал.</text:p>
      <text:p text:style-name="P11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7">Я пропустил «дятла» мимо ушей.</text:p>
      <text:p text:style-name="P12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8">***</text:p>
      <text:p text:style-name="P117"><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7">Потому разбрасываться такой возможностью не стоит. Если уж тебе повезло оказаться в новом мире — исследуй его сполна!..</text:p>
      <text:p text:style-name="P118">***</text:p>
      <text:p text:style-name="P123">&lt;<text:span text:style-name="T30">сюда можно вставить похождения Дискорда — вторая неопубликованная глава. Первая — секс с Селестией</text:span>&gt;</text:p>
      <text:p text:style-name="P118">***</text:p>
      <text:p text:style-name="P121">– Развяжите мне, наконец, руки! Или хотя бы одну. Плечами жестикулировать неудобно.... </text:p>
      <text:p text:style-name="P121">Я развязал Дискорду левую руку.</text:p>
      <text:p text:style-name="P12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1">Дискорд принялся разминать затёкшее запястье.</text:p>
      <text:p text:style-name="P12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1">– Какое письмо, Корди? – вскинулась до этого зачарованно слушавшая Дискорда Флаттершай.</text:p>
      <text:p text:style-name="P121">– Ну ваше же! Вы с Эпплджек написали мне о своих мытарствах тут. Вежливо так написали, спасибо...</text:p>
      <text:p text:style-name="P121">Флаттершай покрылась пунцовыми пятнами.</text:p>
      <text:p text:style-name="P121">– Я... Мы... – тут она совсем стушевалась.</text:p>
      <text:p text:style-name="P121">– Так а почему ты сказал, что никто не уйдёт в Эквестрию? – наконец перебила Дискорда скучавшая до этого Эпплджек.</text:p>
      <text:p text:style-name="P121">Дискорд уставился на неё долгим взглядом, а потом хлопнул себя по лбу.</text:p>
      <text:p text:style-name="P12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8">&lt;</text:span><text:span text:style-name="T24">упомянуть, что Дискорд учился играть на гитаре в Эквестрии — брал уроки у Рэйнбоу</text:span><text:span text:style-name="T18">&gt;</text:span>).<text:span text:style-name="T18"> </text:span>То есть, эквестрийские три месяца немного короче местных...<text:span text:style-name="T18">&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2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8">&gt;</text:span></text:p>
      <text:p text:style-name="P121">– И что? – продолжила его мысль Эпплджек.</text:p>
      <text:p text:style-name="P121">– Эквестрийские <text:span text:style-name="T18">&lt;</text:span><text:span text:style-name="T29">три месяца</text:span><text:span text:style-name="T18">&gt;</text:span> КО-РО-ЧЕ местных. – с нажимом повторил Дискорд. – По моим подсчётам, на два дня.</text:p>
      <text:p text:style-name="P121">– И?!! – до меня уже дошло, но Эпплджек продолжала тупить.</text:p>
      <text:p text:style-name="P121">– Короче, времени у нас осталось что-то около пятнадцати минут. Или около того. – заявил Дискорд, поднеся к глазам запястье с массивными часами.</text:p>
      <text:p text:style-name="P121">– СКОЛЬКО??? – воскликнули хором я и девушки.</text:p>
      <text:p text:style-name="P121">Дискорд открыл было рот, но его слова заглушил звонок в дверь.</text:p>
      <text:p text:style-name="P121">– ОТКРОЙТЕ, ПОЛИЦИЯ! Вам даётся полминуты, чтобы открыть дверь. Через тридцать секунд дверь будет выбита!</text:p>
      <text:p text:style-name="P12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1">Блядь!</text:p>
      <text:p text:style-name="P121">– На крышу, живо!!! Через окно на кухне! – зашипел Дискорд, отчаянно дёргая узлы свободной рукой.</text:p>
      <text:p text:style-name="P121">Эпплджек, одной рукой сгребя в охапку ноутбук, второй увлекая Флаттершай, кинулась на кухню.</text:p>
      <text:p text:style-name="P121">– А толку? Куда мы с крыши денемся? – спросил я растерянно. Дискорд только раздражённо зарычал в ответ.</text:p>
      <text:p text:style-name="P117">Дверь содрогнулась от мощного удара. Послышался стук падающей штукатурки. Я сломя голову кинулся на кухню.</text:p>
      <text:p text:style-name="P117">– Развяжи меня, идиот!!! – гаркнул вдогонку Дискорд.</text:p>
      <text:p text:style-name="P11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 </text:p>
      <text:p text:style-name="P11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7">Верёвка в кухонном окне дёргалась от движений лезущих по ней Флатти и Эпплджек. Я словил её рукой и стал на подоконник.</text:p>
      <text:p text:style-name="P117">Чёрт!</text:p>
      <text:p text:style-name="P11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7">Но нет, триста тысяч чертей, раз девушки смогли – я тоже смогу!</text:p>
      <text:p text:style-name="P11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7">Чёрт! Чёрт! Чёрт! Чёрт!</text:p>
      <text:p text:style-name="P117">Бля!!!...</text:p>
      <text:p text:style-name="P117">Верёвка закончилась, а вместе с ней прекратилась и боль в сожжёных суставах. Наконец-то у меня появилось время для паники. Я обнял ноги<text:span text:style-name="T18"> </text:span>Эпплджек покрепче, закрыл глаза и приготовился...</text:p>
      <text:p text:style-name="P117"/>
      <text:h text:style-name="P158" text:outline-level="2">Назад, в Эквестрию</text:h>
      <text:p text:style-name="P117"/>
      <text:p text:style-name="P117">Долго паниковать не пришлось. </text:p>
      <text:p text:style-name="P117">Я почувствовал сильный рывок за шиворот и захват поперёк груди. </text:p>
      <text:p text:style-name="P117">– ОТПУСТИ ДЕВЧОНКУ!!! – загрохотало мне в ухо. Я открыл глаза.</text:p>
      <text:p text:style-name="P11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7">Я чуть поднял глаза и уставился в чешуйчатую морду дракона.</text:p>
      <text:p text:style-name="P117">– Отпусти Эпплджек. Я её держу. – повторил Дискорд. – Мне сбалансироваться надо. Вы не такие уж и лёгкие.</text:p>
      <text:p text:style-name="P11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7">Наконец это ему удалось, и дальнейший подъём на крышу происходил в молчании.</text:p>
      <text:p text:style-name="P117"><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7">Флаттершай оторвала заплаканное лицо от моей ветровки.</text:p>
      <text:p text:style-name="P117">– Да-да, ты прав, Корди. Я готова.</text:p>
      <text:p text:style-name="P117">На длинной шее Дискорда разместились Эпплджек и Флаттершай. Я, для сохранения баланса, разместился позади крыльев.</text:p>
      <text:p text:style-name="P117">Дискорд расправил крылья и начал короткую пробежку к краю.</text:p>
      <text:p text:style-name="P12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7">И мы полетели навстречу закату.</text:p>
      <text:p text:style-name="P11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7">Впереди по курсу увеличивалась громада моей высотки. Дискорд летел прямо на разрыв в ограждении, который я проделал <text:span text:style-name="T18">&lt;</text:span><text:span text:style-name="T29">полгода</text:span><text:span text:style-name="T18">&gt;</text:span> назад своим проходом в Эквестрию.</text:p>
      <text:p text:style-name="P11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7">– Пристегните ремни! – проревел Дискорд, резко ускоряясь. – Будет весело!!!</text:p>
      <text:p text:style-name="P11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7">– ЙУУУУУУУХХХУУУУУ!!! – заорал Дискорд, сложил крылья и врезался в шар.</text:p>
      <text:p text:style-name="P122">&lt;<text:span text:style-name="T3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3" text:outline-level="1">Беседа за столиком в ночи</text:h>
      <text:p text:style-name="P90">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8">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18">–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8"><text:span text:style-name="T1">&lt;</text:span><text:span text:style-name="T3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3"/>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18">– </text:span><text:span text:style-name="T1">Хорошо, с</text:span>ейчас объясню, <text:span text:style-name="T1">– </text:span>кивнул <text:span text:style-name="T1">Анакорн</text:span>. <text:span text:style-name="T18">–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3">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text:soft-page-break/>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8">&lt;</text:span><text:span text:style-name="T30">привязать к реальным событиям, описанным выше</text:span><text:span text:style-name="T18">&gt;</text:span><text:span text:style-name="T1">. А из таких посёлков Эквестрия состоит на 80% </text:span><text:span text:style-name="T18">&lt;</text:span><text:span text:style-name="T3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7">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pan text:style-name="T2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27">–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18">&lt;</text:span>упомянуть в эпизоде на Терре, что МЛП-сериал закрылся год назад<text:span text:style-name="T18">&gt;</text:span></text:p>
      <text:p text:style-name="P9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18">&lt;</text:span><text:span text:style-name="T36">чёрт</text:span><text:span text:style-name="T18">&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3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0">– Хорошо. Уболтал. Кьютимарки беру на себя. Так и знал, что мне самое трудное достанется!</text:p>
      <text:p text:style-name="P13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0">Анакорн проследил мой взгляд.</text:p>
      <text:p text:style-name="P130">– Нечего так смотреть. Если я стану применять магию вместо ловкости, теряется весь смысл упражнения... О, глянь-ка на Эквус!</text:p>
      <text:p text:style-name="P13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0"/>
      <text:p text:style-name="P132">Да, т<text:span text:style-name="T6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3"/>
      <text:p text:style-name="P13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2"/>
      <text:p text:style-name="P132"/>
      <text:p text:style-name="P130">Я опять задумался. В голове было пусто. Хотя, если подумать с точки зрения программиста, можно... Наверное можно, раз все предыдущее прокатило...</text:p>
      <text:p text:style-name="P131">–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1">– Не понял? Это как? Как ты совместишь разрушенную магическими войнами Эквестрию с романтически-сексуальным раем для попаданцев?</text:p>
      <text:p text:style-name="P131"><text:span text:style-name="T1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1">Анакорн долго мусолил карандаш, а потом вдруг заржал.</text:p>
      <text:p text:style-name="P131"><text:span text:style-name="T1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1"><text:span text:style-name="T18">– </text:span>Я ничего никому не назначаю. Ты просил меня придумать отмазку для объяснения различий в фэндоме — я придумал. Не нравится — ну, извиняй.</text:p>
      <text:p text:style-name="P131">Анакорн примирительно похлопал меня по плечу.</text:p>
      <text:p text:style-name="P131"><text:span text:style-name="T1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1">Я подозрительно посмотрел на Анакорна.</text:p>
      <text:p text:style-name="P131"><text:soft-page-break/><text:span text:style-name="T18">– </text:span>Какой ещё, нафиг, «мой фанфик»? Я никакого фанфика не писал. И не собираюсь, вообще-то.</text:p>
      <text:p text:style-name="P131">Анакорн ехидно ухмыльнулся и откинулся в кресле, переплетя пальцы за затылком.</text:p>
      <text:p text:style-name="P131"><text:span text:style-name="T1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0"><text:span text:style-name="T1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0"><text:span text:style-name="T1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0"><text:span text:style-name="T18">– </text:span>Факн щит<text:note text:id="ftn13" text:note-class="footnote"><text:note-citation>13</text:note-citation><text:note-body><text:p text:style-name="P12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0">Анакорн развёл руками.</text:p>
      <text:p text:style-name="P130"><text:span text:style-name="T1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0">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3">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8">&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9">Такова природа низкоэнергетических монад</text:span>.</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18">&lt;</text:span><text:span text:style-name="T29">парадокс</text:span><text:span text:style-name="T1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8">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text:soft-page-break/></text:p>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p>
      <text:p text:style-name="P94"/>
      <text:p text:style-name="P93">&lt;<text:span text:style-name="T2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18">&lt;</text:span><text:span text:style-name="T29">полгода</text:span><text:span text:style-name="T18">&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9"> - Ты морочила мне яйца, чтобы заинтересовать? Всё, как Свирл указал?</text:span></text:p>
      <text:p text:style-name="P9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0">Я покачал головой.</text:p>
      <text:p text:style-name="P93"><text:span text:style-name="T2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3">– <text:s text:c="2"/>За благополучие Эквестрии я бы и не ТАК разопнулась.<text:span text:style-name="T18"> Я</text:span><text:span text:style-name="T2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7">Селестия кивнула, соглашаясь, и образ её начал меркнуть.</text:p>
      <text:p text:style-name="P122">– <text:span text:style-name="T1">Окей. Будь счастлив и... спасибо тебе за всё, Макс.</text:span></text:p>
      <text:p text:style-name="P117">…</text:p>
      <text:p text:style-name="P12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7">Он нахлобучил на себя невесть откуда взявшуюся двууголку.</text:p>
      <text:p text:style-name="P117">– Как вам это нравится, господа?! Дискорд — спаситель Эквестрии! А ведь звучит!!! Разрешите откланяться!..</text:p>
      <text:p text:style-name="P117"/>
      <text:list xml:id="list5266100023618376240" text:style-name="L8">
        <text:list-header>
          <text:p text:style-name="P151">(<text:span text:style-name="T38">Луна — как повелительница снов, слышала разговор Макса с Анакорном</text:span>)</text:p>
          <text:p text:style-name="P152"/>
        </text:list-header>
      </text:list>
      <text:p text:style-name="P118">***</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0">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32">-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oft-page-break/><text:span text:style-name="T18">– </text:span>Дискорд!.. Почему всё так паршиво… Я даже не могу уткнуться носом тебе в грудь. Я прохожу сквозь тебя, <text:span text:style-name="T18">–</text:span> всхлипнула сквозь зубы Рэйнбоу.</text:p>
      <text:p text:style-name="P88">Я опустил руку на шею Дэш и ощутил теплоту и лёгкое покалывание в пустоте.</text:p>
      <text:p text:style-name="P88"><text:span text:style-name="T18">–</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58" text:outline-level="2">Земля</text:h>
      <text:p text:style-name="P91">Музыкальная тема из бегущего по лезвию бритвы — <text:span text:style-name="T18">Mission impossible</text:span></text:p>
      <text:p text:style-name="P92">&lt;Ужас возвращения из тёплого волшебного мира друзей в холодную скучную реальность.&gt;</text:p>
      <text:p text:style-name="P8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8">двенадцати приползу</text:span>. Надоело. <text:span text:style-name="T1">Закисать на работе — вредно для мозгов.</text:span> Надо отдохнуть. <text:span text:style-name="T18">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88"/>
      <text:p text:style-name="P88"/>
      <text:p text:style-name="P88"/>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8">&lt;</text:span><text:span text:style-name="T30">Живая лошадь — не кошка, ухаживать за ней сложнее</text:span><text:span text:style-name="T1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8">–</text:span> Держись! <text:span text:style-name="T1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8">&lt;</text:span><text:span text:style-name="T29">взгляд</text:span><text:span text:style-name="T1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8">—</text:span> выглядело по-дурацки, но тем-не-менее <text:span text:style-name="T1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7T18:52:29.920000000</dc:date>
    <meta:editing-duration>P89DT14H47M26S</meta:editing-duration>
    <meta:editing-cycles>5344</meta:editing-cycles>
    <meta:generator>LibreOffice/5.1.0.3$Windows_x86 LibreOffice_project/5e3e00a007d9b3b6efb6797a8b8e57b51ab1f737</meta:generator>
    <meta:document-statistic meta:table-count="0" meta:image-count="0" meta:object-count="0" meta:page-count="174" meta:paragraph-count="3582" meta:word-count="79829" meta:character-count="529638" meta:non-whitespace-character-count="449639"/>
  </office:meta>
</office:document-meta>
</file>